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khz" table:style-name="ta1">
        <table:shapes>
          <draw:frame draw:z-index="0" draw:style-name="gr1" draw:text-style-name="P1" svg:width="643.89pt" svg:height="448.92pt" svg:x="640.12pt" svg:y="15231.83pt">
            <loext:p draw:notify-on-update-of-ranges="10khz.A1:10khz.A1 10khz.A2:10khz.A1191 10khz.B1:10khz.B1 10khz.B2:10khz.B1191 10khz.A1:10khz.A1 10khz.A2:10khz.A1191 10khz.C1:10khz.C1 10khz.C2:10k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" calcext:value-type="float">
            <text:p>0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4673367" calcext:value-type="float">
            <text:p>-0.054673367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0" calcext:value-type="float">
            <text:p>0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50064" calcext:value-type="float">
            <text:p>0.00050064</text:p>
          </table:table-cell>
          <table:table-cell office:value-type="float" office:value="0" calcext:value-type="float">
            <text:p>0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050232" calcext:value-type="float">
            <text:p>0.0005023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50568" calcext:value-type="float">
            <text:p>0.0005056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50736" calcext:value-type="float">
            <text:p>0.0005073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50904" calcext:value-type="float">
            <text:p>0.0005090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1072" calcext:value-type="float">
            <text:p>0.0005107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1408" calcext:value-type="float">
            <text:p>0.0005140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1576" calcext:value-type="float">
            <text:p>0.0005157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1744" calcext:value-type="float">
            <text:p>0.0005174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51912" calcext:value-type="float">
            <text:p>0.0005191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52248" calcext:value-type="float">
            <text:p>0.0005224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52416" calcext:value-type="float">
            <text:p>0.000524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52584" calcext:value-type="float">
            <text:p>0.0005258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52752" calcext:value-type="float">
            <text:p>0.000527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053088" calcext:value-type="float">
            <text:p>0.0005308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53256" calcext:value-type="float">
            <text:p>0.0005325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53424" calcext:value-type="float">
            <text:p>0.0005342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53592" calcext:value-type="float">
            <text:p>0.00053592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53928" calcext:value-type="float">
            <text:p>0.0005392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054096" calcext:value-type="float">
            <text:p>0.0005409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54264" calcext:value-type="float">
            <text:p>0.0005426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054432" calcext:value-type="float">
            <text:p>0.0005443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54768" calcext:value-type="float">
            <text:p>0.000547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54936" calcext:value-type="float">
            <text:p>0.0005493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55104" calcext:value-type="float">
            <text:p>0.0005510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55272" calcext:value-type="float">
            <text:p>0.0005527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55608" calcext:value-type="float">
            <text:p>0.0005560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55776" calcext:value-type="float">
            <text:p>0.000557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55944" calcext:value-type="float">
            <text:p>0.0005594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6112" calcext:value-type="float">
            <text:p>0.0005611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56448" calcext:value-type="float">
            <text:p>0.0005644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056616" calcext:value-type="float">
            <text:p>0.0005661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56784" calcext:value-type="float">
            <text:p>0.0005678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56952" calcext:value-type="float">
            <text:p>0.0005695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57288" calcext:value-type="float">
            <text:p>0.0005728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57456" calcext:value-type="float">
            <text:p>0.000574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57624" calcext:value-type="float">
            <text:p>0.000576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57792" calcext:value-type="float">
            <text:p>0.000577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58128" calcext:value-type="float">
            <text:p>0.0005812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058296" calcext:value-type="float">
            <text:p>0.0005829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58464" calcext:value-type="float">
            <text:p>0.0005846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58632" calcext:value-type="float">
            <text:p>0.0005863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58968" calcext:value-type="float">
            <text:p>0.000589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59136" calcext:value-type="float">
            <text:p>0.0005913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59304" calcext:value-type="float">
            <text:p>0.0005930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59472" calcext:value-type="float">
            <text:p>0.0005947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59808" calcext:value-type="float">
            <text:p>0.0005980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59976" calcext:value-type="float">
            <text:p>0.000599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060144" calcext:value-type="float">
            <text:p>0.0006014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60312" calcext:value-type="float">
            <text:p>0.0006031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60648" calcext:value-type="float">
            <text:p>0.0006064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60816" calcext:value-type="float">
            <text:p>0.0006081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0984" calcext:value-type="float">
            <text:p>0.0006098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61152" calcext:value-type="float">
            <text:p>0.0006115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1488" calcext:value-type="float">
            <text:p>0.0006148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61656" calcext:value-type="float">
            <text:p>0.0006165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61824" calcext:value-type="float">
            <text:p>0.000618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61992" calcext:value-type="float">
            <text:p>0.0006199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62328" calcext:value-type="float">
            <text:p>0.0006232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062496" calcext:value-type="float">
            <text:p>0.0006249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62664" calcext:value-type="float">
            <text:p>0.0006266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62832" calcext:value-type="float">
            <text:p>0.0006283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063168" calcext:value-type="float">
            <text:p>0.0006316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063336" calcext:value-type="float">
            <text:p>0.0006333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63504" calcext:value-type="float">
            <text:p>0.0006350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063672" calcext:value-type="float">
            <text:p>0.0006367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64008" calcext:value-type="float">
            <text:p>0.0006400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64176" calcext:value-type="float">
            <text:p>0.0006417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064344" calcext:value-type="float">
            <text:p>0.00064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64512" calcext:value-type="float">
            <text:p>0.0006451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0" calcext:value-type="float">
            <text:p>0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64848" calcext:value-type="float">
            <text:p>0.0006484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65016" calcext:value-type="float">
            <text:p>0.00065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65184" calcext:value-type="float">
            <text:p>0.0006518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65352" calcext:value-type="float">
            <text:p>0.0006535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65688" calcext:value-type="float">
            <text:p>0.0006568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65856" calcext:value-type="float">
            <text:p>0.0006585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66024" calcext:value-type="float">
            <text:p>0.0006602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66192" calcext:value-type="float">
            <text:p>0.0006619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66528" calcext:value-type="float">
            <text:p>0.000665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66696" calcext:value-type="float">
            <text:p>0.0006669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66864" calcext:value-type="float">
            <text:p>0.0006686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67032" calcext:value-type="float">
            <text:p>0.0006703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067368" calcext:value-type="float">
            <text:p>0.0006736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67536" calcext:value-type="float">
            <text:p>0.0006753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67704" calcext:value-type="float">
            <text:p>0.000677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067872" calcext:value-type="float">
            <text:p>0.0006787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68208" calcext:value-type="float">
            <text:p>0.0006820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68376" calcext:value-type="float">
            <text:p>0.0006837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68544" calcext:value-type="float">
            <text:p>0.0006854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068712" calcext:value-type="float">
            <text:p>0.0006871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9048" calcext:value-type="float">
            <text:p>0.0006904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69216" calcext:value-type="float">
            <text:p>0.0006921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69384" calcext:value-type="float">
            <text:p>0.0006938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69552" calcext:value-type="float">
            <text:p>0.000695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17688442" calcext:value-type="float">
            <text:p>0.017688442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69888" calcext:value-type="float">
            <text:p>0.000698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070056" calcext:value-type="float">
            <text:p>0.0007005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70224" calcext:value-type="float">
            <text:p>0.0007022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70392" calcext:value-type="float">
            <text:p>0.0007039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70728" calcext:value-type="float">
            <text:p>0.0007072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70896" calcext:value-type="float">
            <text:p>0.0007089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71064" calcext:value-type="float">
            <text:p>0.0007106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71232" calcext:value-type="float">
            <text:p>0.000712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71568" calcext:value-type="float">
            <text:p>0.0007156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71736" calcext:value-type="float">
            <text:p>0.0007173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71904" calcext:value-type="float">
            <text:p>0.0007190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72072" calcext:value-type="float">
            <text:p>0.0007207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72408" calcext:value-type="float">
            <text:p>0.0007240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072576" calcext:value-type="float">
            <text:p>0.0007257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072744" calcext:value-type="float">
            <text:p>0.0007274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072912" calcext:value-type="float">
            <text:p>0.0007291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73248" calcext:value-type="float">
            <text:p>0.0007324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073416" calcext:value-type="float">
            <text:p>0.0007341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73584" calcext:value-type="float">
            <text:p>0.0007358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73752" calcext:value-type="float">
            <text:p>0.0007375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074088" calcext:value-type="float">
            <text:p>0.0007408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74256" calcext:value-type="float">
            <text:p>0.0007425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74424" calcext:value-type="float">
            <text:p>0.0007442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074592" calcext:value-type="float">
            <text:p>0.0007459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74928" calcext:value-type="float">
            <text:p>0.0007492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75096" calcext:value-type="float">
            <text:p>0.0007509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75264" calcext:value-type="float">
            <text:p>0.0007526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075432" calcext:value-type="float">
            <text:p>0.0007543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75768" calcext:value-type="float">
            <text:p>0.0007576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75936" calcext:value-type="float">
            <text:p>0.0007593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76104" calcext:value-type="float">
            <text:p>0.0007610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6272" calcext:value-type="float">
            <text:p>0.0007627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76608" calcext:value-type="float">
            <text:p>0.0007660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6776" calcext:value-type="float">
            <text:p>0.0007677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76944" calcext:value-type="float">
            <text:p>0.0007694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77112" calcext:value-type="float">
            <text:p>0.0007711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77448" calcext:value-type="float">
            <text:p>0.0007744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77616" calcext:value-type="float">
            <text:p>0.000776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77784" calcext:value-type="float">
            <text:p>0.000777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077952" calcext:value-type="float">
            <text:p>0.0007795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78288" calcext:value-type="float">
            <text:p>0.0007828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78456" calcext:value-type="float">
            <text:p>0.0007845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78624" calcext:value-type="float">
            <text:p>0.0007862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78792" calcext:value-type="float">
            <text:p>0.0007879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79128" calcext:value-type="float">
            <text:p>0.0007912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079296" calcext:value-type="float">
            <text:p>0.0007929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79464" calcext:value-type="float">
            <text:p>0.0007946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079632" calcext:value-type="float">
            <text:p>0.0007963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79968" calcext:value-type="float">
            <text:p>0.0007996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80136" calcext:value-type="float">
            <text:p>0.0008013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80304" calcext:value-type="float">
            <text:p>0.0008030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080472" calcext:value-type="float">
            <text:p>0.0008047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80808" calcext:value-type="float">
            <text:p>0.0008080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80976" calcext:value-type="float">
            <text:p>0.0008097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1144" calcext:value-type="float">
            <text:p>0.0008114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1312" calcext:value-type="float">
            <text:p>0.0008131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81648" calcext:value-type="float">
            <text:p>0.0008164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81816" calcext:value-type="float">
            <text:p>0.0008181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81984" calcext:value-type="float">
            <text:p>0.000819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082152" calcext:value-type="float">
            <text:p>0.0008215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82488" calcext:value-type="float">
            <text:p>0.0008248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82656" calcext:value-type="float">
            <text:p>0.0008265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082824" calcext:value-type="float">
            <text:p>0.0008282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82992" calcext:value-type="float">
            <text:p>0.0008299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0904523" calcext:value-type="float">
            <text:p>0.020904523</text:p>
          </table:table-cell>
        </table:table-row>
        <table:table-row table:style-name="ro1">
          <table:table-cell office:value-type="float" office:value="0.00083328" calcext:value-type="float">
            <text:p>0.0008332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83496" calcext:value-type="float">
            <text:p>0.0008349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083664" calcext:value-type="float">
            <text:p>0.0008366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083832" calcext:value-type="float">
            <text:p>0.0008383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084168" calcext:value-type="float">
            <text:p>0.00084168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84336" calcext:value-type="float">
            <text:p>0.0008433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084504" calcext:value-type="float">
            <text:p>0.00084504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84672" calcext:value-type="float">
            <text:p>0.00084672</text:p>
          </table:table-cell>
          <table:table-cell office:value-type="float" office:value="0" calcext:value-type="float">
            <text:p>0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085008" calcext:value-type="float">
            <text:p>0.00085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085176" calcext:value-type="float">
            <text:p>0.0008517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085344" calcext:value-type="float">
            <text:p>0.0008534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85512" calcext:value-type="float">
            <text:p>0.0008551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85848" calcext:value-type="float">
            <text:p>0.0008584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86184" calcext:value-type="float">
            <text:p>0.0008618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86352" calcext:value-type="float">
            <text:p>0.0008635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6688" calcext:value-type="float">
            <text:p>0.0008668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86856" calcext:value-type="float">
            <text:p>0.0008685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87024" calcext:value-type="float">
            <text:p>0.000870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87192" calcext:value-type="float">
            <text:p>0.0008719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087528" calcext:value-type="float">
            <text:p>0.00087528</text:p>
          </table:table-cell>
          <table:table-cell office:value-type="float" office:value="-2.89447236" calcext:value-type="float">
            <text:p>-2.89447236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87696" calcext:value-type="float">
            <text:p>0.000876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087864" calcext:value-type="float">
            <text:p>0.0008786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088032" calcext:value-type="float">
            <text:p>0.0008803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088368" calcext:value-type="float">
            <text:p>0.0008836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88536" calcext:value-type="float">
            <text:p>0.0008853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88704" calcext:value-type="float">
            <text:p>0.00088704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088872" calcext:value-type="float">
            <text:p>0.0008887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89208" calcext:value-type="float">
            <text:p>0.0008920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089376" calcext:value-type="float">
            <text:p>0.0008937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089544" calcext:value-type="float">
            <text:p>0.0008954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89712" calcext:value-type="float">
            <text:p>0.00089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090048" calcext:value-type="float">
            <text:p>0.0009004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90216" calcext:value-type="float">
            <text:p>0.0009021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90384" calcext:value-type="float">
            <text:p>0.0009038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090552" calcext:value-type="float">
            <text:p>0.0009055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090888" calcext:value-type="float">
            <text:p>0.0009088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091056" calcext:value-type="float">
            <text:p>0.0009105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091224" calcext:value-type="float">
            <text:p>0.0009122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91392" calcext:value-type="float">
            <text:p>0.0009139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91728" calcext:value-type="float">
            <text:p>0.0009172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91896" calcext:value-type="float">
            <text:p>0.000918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092064" calcext:value-type="float">
            <text:p>0.0009206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092232" calcext:value-type="float">
            <text:p>0.0009223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092568" calcext:value-type="float">
            <text:p>0.000925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092736" calcext:value-type="float">
            <text:p>0.0009273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092904" calcext:value-type="float">
            <text:p>0.0009290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93072" calcext:value-type="float">
            <text:p>0.0009307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093408" calcext:value-type="float">
            <text:p>0.0009340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093576" calcext:value-type="float">
            <text:p>0.0009357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093744" calcext:value-type="float">
            <text:p>0.0009374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093912" calcext:value-type="float">
            <text:p>0.0009391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094248" calcext:value-type="float">
            <text:p>0.0009424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094416" calcext:value-type="float">
            <text:p>0.0009441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094584" calcext:value-type="float">
            <text:p>0.0009458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094752" calcext:value-type="float">
            <text:p>0.0009475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095088" calcext:value-type="float">
            <text:p>0.0009508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95256" calcext:value-type="float">
            <text:p>0.0009525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095424" calcext:value-type="float">
            <text:p>0.0009542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095592" calcext:value-type="float">
            <text:p>0.0009559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95928" calcext:value-type="float">
            <text:p>0.0009592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6096" calcext:value-type="float">
            <text:p>0.0009609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096264" calcext:value-type="float">
            <text:p>0.0009626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3869347" calcext:value-type="float">
            <text:p>-0.053869347</text:p>
          </table:table-cell>
        </table:table-row>
        <table:table-row table:style-name="ro1">
          <table:table-cell office:value-type="float" office:value="0.00096432" calcext:value-type="float">
            <text:p>0.0009643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096768" calcext:value-type="float">
            <text:p>0.000967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096936" calcext:value-type="float">
            <text:p>0.0009693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97104" calcext:value-type="float">
            <text:p>0.0009710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097272" calcext:value-type="float">
            <text:p>0.0009727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097608" calcext:value-type="float">
            <text:p>0.000976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097776" calcext:value-type="float">
            <text:p>0.000977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097944" calcext:value-type="float">
            <text:p>0.0009794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98112" calcext:value-type="float">
            <text:p>0.0009811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098448" calcext:value-type="float">
            <text:p>0.000984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098616" calcext:value-type="float">
            <text:p>0.0009861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098784" calcext:value-type="float">
            <text:p>0.000987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098952" calcext:value-type="float">
            <text:p>0.0009895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099288" calcext:value-type="float">
            <text:p>0.0009928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099456" calcext:value-type="float">
            <text:p>0.00099456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099624" calcext:value-type="float">
            <text:p>0.0009962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099792" calcext:value-type="float">
            <text:p>0.0009979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00128" calcext:value-type="float">
            <text:p>0.00100128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00296" calcext:value-type="float">
            <text:p>0.00100296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00464" calcext:value-type="float">
            <text:p>0.0010046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00632" calcext:value-type="float">
            <text:p>0.0010063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00968" calcext:value-type="float">
            <text:p>0.0010096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01136" calcext:value-type="float">
            <text:p>0.0010113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01304" calcext:value-type="float">
            <text:p>0.00101304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101472" calcext:value-type="float">
            <text:p>0.0010147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50653266" calcext:value-type="float">
            <text:p>0.050653266</text:p>
          </table:table-cell>
        </table:table-row>
        <table:table-row table:style-name="ro1">
          <table:table-cell office:value-type="float" office:value="0.00101808" calcext:value-type="float">
            <text:p>0.0010180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01976" calcext:value-type="float">
            <text:p>0.0010197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02144" calcext:value-type="float">
            <text:p>0.0010214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02312" calcext:value-type="float">
            <text:p>0.0010231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02648" calcext:value-type="float">
            <text:p>0.0010264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02816" calcext:value-type="float">
            <text:p>0.0010281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102984" calcext:value-type="float">
            <text:p>0.0010298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03152" calcext:value-type="float">
            <text:p>0.0010315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103488" calcext:value-type="float">
            <text:p>0.0010348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103656" calcext:value-type="float">
            <text:p>0.00103656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03824" calcext:value-type="float">
            <text:p>0.0010382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03992" calcext:value-type="float">
            <text:p>0.00103992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04328" calcext:value-type="float">
            <text:p>0.0010432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04496" calcext:value-type="float">
            <text:p>0.00104496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04664" calcext:value-type="float">
            <text:p>0.0010466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04832" calcext:value-type="float">
            <text:p>0.0010483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05168" calcext:value-type="float">
            <text:p>0.0010516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05336" calcext:value-type="float">
            <text:p>0.0010533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05504" calcext:value-type="float">
            <text:p>0.0010550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05672" calcext:value-type="float">
            <text:p>0.0010567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06008" calcext:value-type="float">
            <text:p>0.00106008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06176" calcext:value-type="float">
            <text:p>0.0010617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06344" calcext:value-type="float">
            <text:p>0.00106344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06512" calcext:value-type="float">
            <text:p>0.0010651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06848" calcext:value-type="float">
            <text:p>0.0010684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07016" calcext:value-type="float">
            <text:p>0.001070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07184" calcext:value-type="float">
            <text:p>0.001071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07352" calcext:value-type="float">
            <text:p>0.0010735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07688" calcext:value-type="float">
            <text:p>0.001076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07856" calcext:value-type="float">
            <text:p>0.0010785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08024" calcext:value-type="float">
            <text:p>0.0010802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08192" calcext:value-type="float">
            <text:p>0.00108192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08528" calcext:value-type="float">
            <text:p>0.00108528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08696" calcext:value-type="float">
            <text:p>0.0010869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108864" calcext:value-type="float">
            <text:p>0.0010886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109032" calcext:value-type="float">
            <text:p>0.0010903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5628141" calcext:value-type="float">
            <text:p>0.005628141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09368" calcext:value-type="float">
            <text:p>0.0010936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4472362" calcext:value-type="float">
            <text:p>0.014472362</text:p>
          </table:table-cell>
        </table:table-row>
        <table:table-row table:style-name="ro1">
          <table:table-cell office:value-type="float" office:value="0.00109536" calcext:value-type="float">
            <text:p>0.0010953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09704" calcext:value-type="float">
            <text:p>0.0010970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09872" calcext:value-type="float">
            <text:p>0.00109872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" calcext:value-type="float">
            <text:p>0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10208" calcext:value-type="float">
            <text:p>0.0011020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10376" calcext:value-type="float">
            <text:p>0.0011037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10544" calcext:value-type="float">
            <text:p>0.0011054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10712" calcext:value-type="float">
            <text:p>0.0011071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11048" calcext:value-type="float">
            <text:p>0.0011104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11216" calcext:value-type="float">
            <text:p>0.0011121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11384" calcext:value-type="float">
            <text:p>0.0011138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51457286" calcext:value-type="float">
            <text:p>0.051457286</text:p>
          </table:table-cell>
        </table:table-row>
        <table:table-row table:style-name="ro1">
          <table:table-cell office:value-type="float" office:value="0.00111552" calcext:value-type="float">
            <text:p>0.0011155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11888" calcext:value-type="float">
            <text:p>0.001118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12056" calcext:value-type="float">
            <text:p>0.0011205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12224" calcext:value-type="float">
            <text:p>0.0011222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12392" calcext:value-type="float">
            <text:p>0.0011239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12728" calcext:value-type="float">
            <text:p>0.0011272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12896" calcext:value-type="float">
            <text:p>0.001128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13064" calcext:value-type="float">
            <text:p>0.0011306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13232" calcext:value-type="float">
            <text:p>0.0011323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13568" calcext:value-type="float">
            <text:p>0.0011356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13736" calcext:value-type="float">
            <text:p>0.0011373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13904" calcext:value-type="float">
            <text:p>0.00113904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14072" calcext:value-type="float">
            <text:p>0.00114072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14408" calcext:value-type="float">
            <text:p>0.0011440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14576" calcext:value-type="float">
            <text:p>0.00114576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14744" calcext:value-type="float">
            <text:p>0.00114744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14912" calcext:value-type="float">
            <text:p>0.0011491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15248" calcext:value-type="float">
            <text:p>0.00115248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15416" calcext:value-type="float">
            <text:p>0.0011541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15584" calcext:value-type="float">
            <text:p>0.0011558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15752" calcext:value-type="float">
            <text:p>0.0011575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16088" calcext:value-type="float">
            <text:p>0.0011608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16256" calcext:value-type="float">
            <text:p>0.0011625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16424" calcext:value-type="float">
            <text:p>0.0011642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16592" calcext:value-type="float">
            <text:p>0.00116592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116928" calcext:value-type="float">
            <text:p>0.0011692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17096" calcext:value-type="float">
            <text:p>0.001170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17264" calcext:value-type="float">
            <text:p>0.0011726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17432" calcext:value-type="float">
            <text:p>0.0011743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17768" calcext:value-type="float">
            <text:p>0.0011776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17936" calcext:value-type="float">
            <text:p>0.0011793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118104" calcext:value-type="float">
            <text:p>0.0011810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18272" calcext:value-type="float">
            <text:p>0.0011827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9296482" calcext:value-type="float">
            <text:p>-0.019296482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18608" calcext:value-type="float">
            <text:p>0.0011860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118776" calcext:value-type="float">
            <text:p>0.0011877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18944" calcext:value-type="float">
            <text:p>0.00118944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112" calcext:value-type="float">
            <text:p>0.00119112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19448" calcext:value-type="float">
            <text:p>0.00119448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19616" calcext:value-type="float">
            <text:p>0.0011961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0.022512563" calcext:value-type="float">
            <text:p>0.022512563</text:p>
          </table:table-cell>
        </table:table-row>
        <table:table-row table:style-name="ro1">
          <table:table-cell office:value-type="float" office:value="0.00119784" calcext:value-type="float">
            <text:p>0.00119784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19952" calcext:value-type="float">
            <text:p>0.00119952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20288" calcext:value-type="float">
            <text:p>0.0012028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20456" calcext:value-type="float">
            <text:p>0.00120456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20624" calcext:value-type="float">
            <text:p>0.0012062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20792" calcext:value-type="float">
            <text:p>0.00120792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21128" calcext:value-type="float">
            <text:p>0.0012112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21296" calcext:value-type="float">
            <text:p>0.0012129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21464" calcext:value-type="float">
            <text:p>0.0012146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121632" calcext:value-type="float">
            <text:p>0.0012163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21968" calcext:value-type="float">
            <text:p>0.0012196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22136" calcext:value-type="float">
            <text:p>0.0012213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22304" calcext:value-type="float">
            <text:p>0.0012230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22472" calcext:value-type="float">
            <text:p>0.0012247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6984925" calcext:value-type="float">
            <text:p>0.03698492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22808" calcext:value-type="float">
            <text:p>0.0012280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22976" calcext:value-type="float">
            <text:p>0.0012297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23144" calcext:value-type="float">
            <text:p>0.0012314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23312" calcext:value-type="float">
            <text:p>0.0012331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23648" calcext:value-type="float">
            <text:p>0.00123648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23816" calcext:value-type="float">
            <text:p>0.00123816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160804" calcext:value-type="float">
            <text:p>0.00160804</text:p>
          </table:table-cell>
        </table:table-row>
        <table:table-row table:style-name="ro1">
          <table:table-cell office:value-type="float" office:value="0.00123984" calcext:value-type="float">
            <text:p>0.0012398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24152" calcext:value-type="float">
            <text:p>0.00124152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24488" calcext:value-type="float">
            <text:p>0.0012448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24656" calcext:value-type="float">
            <text:p>0.0012465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24824" calcext:value-type="float">
            <text:p>0.0012482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24992" calcext:value-type="float">
            <text:p>0.00124992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25328" calcext:value-type="float">
            <text:p>0.00125328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25496" calcext:value-type="float">
            <text:p>0.0012549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25664" calcext:value-type="float">
            <text:p>0.00125664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25832" calcext:value-type="float">
            <text:p>0.00125832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26168" calcext:value-type="float">
            <text:p>0.0012616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26336" calcext:value-type="float">
            <text:p>0.0012633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26504" calcext:value-type="float">
            <text:p>0.0012650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26672" calcext:value-type="float">
            <text:p>0.0012667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27008" calcext:value-type="float">
            <text:p>0.001270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27176" calcext:value-type="float">
            <text:p>0.0012717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27344" calcext:value-type="float">
            <text:p>0.0012734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27512" calcext:value-type="float">
            <text:p>0.00127512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27848" calcext:value-type="float">
            <text:p>0.00127848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28016" calcext:value-type="float">
            <text:p>0.0012801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28184" calcext:value-type="float">
            <text:p>0.00128184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28352" calcext:value-type="float">
            <text:p>0.0012835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28688" calcext:value-type="float">
            <text:p>0.0012868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128856" calcext:value-type="float">
            <text:p>0.00128856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0160804" calcext:value-type="float">
            <text:p>-0.00160804</text:p>
          </table:table-cell>
        </table:table-row>
        <table:table-row table:style-name="ro1">
          <table:table-cell office:value-type="float" office:value="0.00129024" calcext:value-type="float">
            <text:p>0.00129024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29192" calcext:value-type="float">
            <text:p>0.00129192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29528" calcext:value-type="float">
            <text:p>0.00129528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29696" calcext:value-type="float">
            <text:p>0.00129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29864" calcext:value-type="float">
            <text:p>0.0012986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30032" calcext:value-type="float">
            <text:p>0.00130032</text:p>
          </table:table-cell>
          <table:table-cell office:value-type="float" office:value="0" calcext:value-type="float">
            <text:p>0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30368" calcext:value-type="float">
            <text:p>0.001303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30536" calcext:value-type="float">
            <text:p>0.0013053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30704" calcext:value-type="float">
            <text:p>0.00130704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30872" calcext:value-type="float">
            <text:p>0.00130872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31208" calcext:value-type="float">
            <text:p>0.00131208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31376" calcext:value-type="float">
            <text:p>0.0013137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31544" calcext:value-type="float">
            <text:p>0.0013154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31712" calcext:value-type="float">
            <text:p>0.0013171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32048" calcext:value-type="float">
            <text:p>0.0013204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32216" calcext:value-type="float">
            <text:p>0.001322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32384" calcext:value-type="float">
            <text:p>0.0013238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32552" calcext:value-type="float">
            <text:p>0.001325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32888" calcext:value-type="float">
            <text:p>0.0013288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33056" calcext:value-type="float">
            <text:p>0.0013305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133224" calcext:value-type="float">
            <text:p>0.00133224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33392" calcext:value-type="float">
            <text:p>0.00133392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33728" calcext:value-type="float">
            <text:p>0.00133728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33896" calcext:value-type="float">
            <text:p>0.0013389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34064" calcext:value-type="float">
            <text:p>0.00134064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34232" calcext:value-type="float">
            <text:p>0.0013423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34568" calcext:value-type="float">
            <text:p>0.00134568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2512563" calcext:value-type="float">
            <text:p>-0.022512563</text:p>
          </table:table-cell>
        </table:table-row>
        <table:table-row table:style-name="ro1">
          <table:table-cell office:value-type="float" office:value="0.00134736" calcext:value-type="float">
            <text:p>0.00134736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34904" calcext:value-type="float">
            <text:p>0.00134904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35072" calcext:value-type="float">
            <text:p>0.00135072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35408" calcext:value-type="float">
            <text:p>0.00135408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35576" calcext:value-type="float">
            <text:p>0.0013557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35744" calcext:value-type="float">
            <text:p>0.0013574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35912" calcext:value-type="float">
            <text:p>0.0013591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36248" calcext:value-type="float">
            <text:p>0.00136248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3065327" calcext:value-type="float">
            <text:p>-0.053065327</text:p>
          </table:table-cell>
        </table:table-row>
        <table:table-row table:style-name="ro1">
          <table:table-cell office:value-type="float" office:value="0.00136416" calcext:value-type="float">
            <text:p>0.00136416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36584" calcext:value-type="float">
            <text:p>0.0013658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36752" calcext:value-type="float">
            <text:p>0.0013675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37088" calcext:value-type="float">
            <text:p>0.001370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37256" calcext:value-type="float">
            <text:p>0.0013725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37424" calcext:value-type="float">
            <text:p>0.00137424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37592" calcext:value-type="float">
            <text:p>0.001375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37928" calcext:value-type="float">
            <text:p>0.001379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38096" calcext:value-type="float">
            <text:p>0.0013809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38264" calcext:value-type="float">
            <text:p>0.001382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38432" calcext:value-type="float">
            <text:p>0.0013843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5276382" calcext:value-type="float">
            <text:p>-0.015276382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09648241" calcext:value-type="float">
            <text:p>-0.009648241</text:p>
          </table:table-cell>
        </table:table-row>
        <table:table-row table:style-name="ro1">
          <table:table-cell office:value-type="float" office:value="0.00138768" calcext:value-type="float">
            <text:p>0.00138768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38936" calcext:value-type="float">
            <text:p>0.0013893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39104" calcext:value-type="float">
            <text:p>0.00139104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39272" calcext:value-type="float">
            <text:p>0.0013927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12060301" calcext:value-type="float">
            <text:p>0.012060301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39608" calcext:value-type="float">
            <text:p>0.00139608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39776" calcext:value-type="float">
            <text:p>0.0013977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39944" calcext:value-type="float">
            <text:p>0.00139944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40112" calcext:value-type="float">
            <text:p>0.00140112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40448" calcext:value-type="float">
            <text:p>0.00140448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40616" calcext:value-type="float">
            <text:p>0.0014061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40784" calcext:value-type="float">
            <text:p>0.00140784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40952" calcext:value-type="float">
            <text:p>0.0014095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1288" calcext:value-type="float">
            <text:p>0.0014128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41456" calcext:value-type="float">
            <text:p>0.0014145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41624" calcext:value-type="float">
            <text:p>0.0014162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41792" calcext:value-type="float">
            <text:p>0.001417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42128" calcext:value-type="float">
            <text:p>0.0014212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42464" calcext:value-type="float">
            <text:p>0.0014246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42632" calcext:value-type="float">
            <text:p>0.0014263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1356784" calcext:value-type="float">
            <text:p>0.031356784</text:p>
          </table:table-cell>
        </table:table-row>
        <table:table-row table:style-name="ro1">
          <table:table-cell office:value-type="float" office:value="0.00142968" calcext:value-type="float">
            <text:p>0.0014296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43136" calcext:value-type="float">
            <text:p>0.0014313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43304" calcext:value-type="float">
            <text:p>0.0014330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43472" calcext:value-type="float">
            <text:p>0.0014347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1256281" calcext:value-type="float">
            <text:p>0.011256281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43808" calcext:value-type="float">
            <text:p>0.0014380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43976" calcext:value-type="float">
            <text:p>0.0014397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4020101" calcext:value-type="float">
            <text:p>-0.004020101</text:p>
          </table:table-cell>
        </table:table-row>
        <table:table-row table:style-name="ro1">
          <table:table-cell office:value-type="float" office:value="0.00144144" calcext:value-type="float">
            <text:p>0.00144144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44312" calcext:value-type="float">
            <text:p>0.0014431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14472362" calcext:value-type="float">
            <text:p>-0.014472362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44648" calcext:value-type="float">
            <text:p>0.00144648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44816" calcext:value-type="float">
            <text:p>0.0014481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144984" calcext:value-type="float">
            <text:p>0.00144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45152" calcext:value-type="float">
            <text:p>0.0014515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45488" calcext:value-type="float">
            <text:p>0.0014548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45656" calcext:value-type="float">
            <text:p>0.0014565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45824" calcext:value-type="float">
            <text:p>0.00145824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45992" calcext:value-type="float">
            <text:p>0.00145992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46328" calcext:value-type="float">
            <text:p>0.0014632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46496" calcext:value-type="float">
            <text:p>0.0014649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46664" calcext:value-type="float">
            <text:p>0.00146664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46832" calcext:value-type="float">
            <text:p>0.0014683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47168" calcext:value-type="float">
            <text:p>0.0014716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5025126" calcext:value-type="float">
            <text:p>-0.045025126</text:p>
          </table:table-cell>
        </table:table-row>
        <table:table-row table:style-name="ro1">
          <table:table-cell office:value-type="float" office:value="0.00147336" calcext:value-type="float">
            <text:p>0.0014733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47504" calcext:value-type="float">
            <text:p>0.0014750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47672" calcext:value-type="float">
            <text:p>0.001476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6180904" calcext:value-type="float">
            <text:p>-0.036180904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48008" calcext:value-type="float">
            <text:p>0.0014800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48176" calcext:value-type="float">
            <text:p>0.0014817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48344" calcext:value-type="float">
            <text:p>0.0014834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48512" calcext:value-type="float">
            <text:p>0.0014851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48848" calcext:value-type="float">
            <text:p>0.00148848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149016" calcext:value-type="float">
            <text:p>0.0014901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49184" calcext:value-type="float">
            <text:p>0.00149184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49352" calcext:value-type="float">
            <text:p>0.00149352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49688" calcext:value-type="float">
            <text:p>0.00149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49856" calcext:value-type="float">
            <text:p>0.00149856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50024" calcext:value-type="float">
            <text:p>0.0015002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50192" calcext:value-type="float">
            <text:p>0.00150192</text:p>
          </table:table-cell>
          <table:table-cell office:value-type="float" office:value="0.32160804" calcext:value-type="float">
            <text:p>0.32160804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50528" calcext:value-type="float">
            <text:p>0.0015052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50696" calcext:value-type="float">
            <text:p>0.0015069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50864" calcext:value-type="float">
            <text:p>0.00150864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51032" calcext:value-type="float">
            <text:p>0.0015103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51368" calcext:value-type="float">
            <text:p>0.0015136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51536" calcext:value-type="float">
            <text:p>0.0015153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51704" calcext:value-type="float">
            <text:p>0.0015170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51872" calcext:value-type="float">
            <text:p>0.001518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52208" calcext:value-type="float">
            <text:p>0.0015220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52376" calcext:value-type="float">
            <text:p>0.0015237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52544" calcext:value-type="float">
            <text:p>0.0015254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52712" calcext:value-type="float">
            <text:p>0.001527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2964824" calcext:value-type="float">
            <text:p>0.032964824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53048" calcext:value-type="float">
            <text:p>0.0015304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53216" calcext:value-type="float">
            <text:p>0.00153216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53384" calcext:value-type="float">
            <text:p>0.0015338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153552" calcext:value-type="float">
            <text:p>0.0015355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53888" calcext:value-type="float">
            <text:p>0.0015388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54056" calcext:value-type="float">
            <text:p>0.00154056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154224" calcext:value-type="float">
            <text:p>0.00154224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54392" calcext:value-type="float">
            <text:p>0.00154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54728" calcext:value-type="float">
            <text:p>0.0015472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4924623" calcext:value-type="float">
            <text:p>-0.024924623</text:p>
          </table:table-cell>
        </table:table-row>
        <table:table-row table:style-name="ro1">
          <table:table-cell office:value-type="float" office:value="0.00154896" calcext:value-type="float">
            <text:p>0.00154896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-0.031356784" calcext:value-type="float">
            <text:p>-0.031356784</text:p>
          </table:table-cell>
        </table:table-row>
        <table:table-row table:style-name="ro1">
          <table:table-cell office:value-type="float" office:value="0.00155064" calcext:value-type="float">
            <text:p>0.00155064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33768844" calcext:value-type="float">
            <text:p>-0.033768844</text:p>
          </table:table-cell>
        </table:table-row>
        <table:table-row table:style-name="ro1">
          <table:table-cell office:value-type="float" office:value="0.00155232" calcext:value-type="float">
            <text:p>0.0015523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55568" calcext:value-type="float">
            <text:p>0.0015556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55736" calcext:value-type="float">
            <text:p>0.00155736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55904" calcext:value-type="float">
            <text:p>0.0015590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56072" calcext:value-type="float">
            <text:p>0.00156072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6408" calcext:value-type="float">
            <text:p>0.0015640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56576" calcext:value-type="float">
            <text:p>0.0015657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56744" calcext:value-type="float">
            <text:p>0.0015674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56912" calcext:value-type="float">
            <text:p>0.0015691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57248" calcext:value-type="float">
            <text:p>0.0015724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57416" calcext:value-type="float">
            <text:p>0.00157416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57584" calcext:value-type="float">
            <text:p>0.001575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8592965" calcext:value-type="float">
            <text:p>-0.038592965</text:p>
          </table:table-cell>
        </table:table-row>
        <table:table-row table:style-name="ro1">
          <table:table-cell office:value-type="float" office:value="0.00157752" calcext:value-type="float">
            <text:p>0.0015775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158088" calcext:value-type="float">
            <text:p>0.0015808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58256" calcext:value-type="float">
            <text:p>0.0015825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58424" calcext:value-type="float">
            <text:p>0.0015842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58592" calcext:value-type="float">
            <text:p>0.0015859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158928" calcext:value-type="float">
            <text:p>0.0015892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9096" calcext:value-type="float">
            <text:p>0.00159096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59264" calcext:value-type="float">
            <text:p>0.00159264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59432" calcext:value-type="float">
            <text:p>0.00159432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59768" calcext:value-type="float">
            <text:p>0.0015976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59936" calcext:value-type="float">
            <text:p>0.00159936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8944724" calcext:value-type="float">
            <text:p>0.028944724</text:p>
          </table:table-cell>
        </table:table-row>
        <table:table-row table:style-name="ro1">
          <table:table-cell office:value-type="float" office:value="0.00160104" calcext:value-type="float">
            <text:p>0.00160104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60272" calcext:value-type="float">
            <text:p>0.0016027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60608" calcext:value-type="float">
            <text:p>0.0016060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60776" calcext:value-type="float">
            <text:p>0.0016077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60944" calcext:value-type="float">
            <text:p>0.00160944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1112" calcext:value-type="float">
            <text:p>0.0016111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1448" calcext:value-type="float">
            <text:p>0.0016144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61616" calcext:value-type="float">
            <text:p>0.00161616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61784" calcext:value-type="float">
            <text:p>0.0016178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61952" calcext:value-type="float">
            <text:p>0.0016195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62288" calcext:value-type="float">
            <text:p>0.0016228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1005025" calcext:value-type="float">
            <text:p>0.041005025</text:p>
          </table:table-cell>
        </table:table-row>
        <table:table-row table:style-name="ro1">
          <table:table-cell office:value-type="float" office:value="0.00162456" calcext:value-type="float">
            <text:p>0.0016245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62624" calcext:value-type="float">
            <text:p>0.00162624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62792" calcext:value-type="float">
            <text:p>0.0016279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6532663" calcext:value-type="float">
            <text:p>0.026532663</text:p>
          </table:table-cell>
        </table:table-row>
        <table:table-row table:style-name="ro1">
          <table:table-cell office:value-type="float" office:value="0.00163128" calcext:value-type="float">
            <text:p>0.0016312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3316583" calcext:value-type="float">
            <text:p>0.023316583</text:p>
          </table:table-cell>
        </table:table-row>
        <table:table-row table:style-name="ro1">
          <table:table-cell office:value-type="float" office:value="0.00163296" calcext:value-type="float">
            <text:p>0.00163296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63464" calcext:value-type="float">
            <text:p>0.00163464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63632" calcext:value-type="float">
            <text:p>0.0016363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6432161" calcext:value-type="float">
            <text:p>0.006432161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63968" calcext:value-type="float">
            <text:p>0.0016396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321608" calcext:value-type="float">
            <text:p>-0.00321608</text:p>
          </table:table-cell>
        </table:table-row>
        <table:table-row table:style-name="ro1">
          <table:table-cell office:value-type="float" office:value="0.00164136" calcext:value-type="float">
            <text:p>0.0016413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164304" calcext:value-type="float">
            <text:p>0.00164304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-0.012864322" calcext:value-type="float">
            <text:p>-0.012864322</text:p>
          </table:table-cell>
        </table:table-row>
        <table:table-row table:style-name="ro1">
          <table:table-cell office:value-type="float" office:value="0.00164472" calcext:value-type="float">
            <text:p>0.00164472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16080402" calcext:value-type="float">
            <text:p>0.16080402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64808" calcext:value-type="float">
            <text:p>0.0016480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164976" calcext:value-type="float">
            <text:p>0.0016497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65144" calcext:value-type="float">
            <text:p>0.00165144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65312" calcext:value-type="float">
            <text:p>0.00165312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65648" calcext:value-type="float">
            <text:p>0.00165648</text:p>
          </table:table-cell>
          <table:table-cell office:value-type="float" office:value="-1.44723618" calcext:value-type="float">
            <text:p>-1.44723618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65816" calcext:value-type="float">
            <text:p>0.00165816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65984" calcext:value-type="float">
            <text:p>0.0016598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66152" calcext:value-type="float">
            <text:p>0.00166152</text:p>
          </table:table-cell>
          <table:table-cell office:value-type="float" office:value="-2.09045226" calcext:value-type="float">
            <text:p>-2.09045226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66488" calcext:value-type="float">
            <text:p>0.0016648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66656" calcext:value-type="float">
            <text:p>0.00166656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66824" calcext:value-type="float">
            <text:p>0.0016682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66992" calcext:value-type="float">
            <text:p>0.0016699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67328" calcext:value-type="float">
            <text:p>0.0016732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67496" calcext:value-type="float">
            <text:p>0.0016749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67664" calcext:value-type="float">
            <text:p>0.001676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67832" calcext:value-type="float">
            <text:p>0.00167832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68168" calcext:value-type="float">
            <text:p>0.0016816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68336" calcext:value-type="float">
            <text:p>0.0016833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20100502" calcext:value-type="float">
            <text:p>-0.020100502</text:p>
          </table:table-cell>
        </table:table-row>
        <table:table-row table:style-name="ro1">
          <table:table-cell office:value-type="float" office:value="0.00168504" calcext:value-type="float">
            <text:p>0.0016850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68672" calcext:value-type="float">
            <text:p>0.0016867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69008" calcext:value-type="float">
            <text:p>0.0016900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69176" calcext:value-type="float">
            <text:p>0.0016917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69344" calcext:value-type="float">
            <text:p>0.0016934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69512" calcext:value-type="float">
            <text:p>0.00169512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69848" calcext:value-type="float">
            <text:p>0.00169848</text:p>
          </table:table-cell>
          <table:table-cell office:value-type="float" office:value="-0.32160804" calcext:value-type="float">
            <text:p>-0.32160804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170016" calcext:value-type="float">
            <text:p>0.00170016</text:p>
          </table:table-cell>
          <table:table-cell office:value-type="float" office:value="0" calcext:value-type="float">
            <text:p>0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70184" calcext:value-type="float">
            <text:p>0.0017018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5376884" calcext:value-type="float">
            <text:p>0.035376884</text:p>
          </table:table-cell>
        </table:table-row>
        <table:table-row table:style-name="ro1">
          <table:table-cell office:value-type="float" office:value="0.00170352" calcext:value-type="float">
            <text:p>0.00170352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70688" calcext:value-type="float">
            <text:p>0.0017068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70856" calcext:value-type="float">
            <text:p>0.00170856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71024" calcext:value-type="float">
            <text:p>0.001710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71192" calcext:value-type="float">
            <text:p>0.00171192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71528" calcext:value-type="float">
            <text:p>0.0017152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71696" calcext:value-type="float">
            <text:p>0.0017169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71864" calcext:value-type="float">
            <text:p>0.0017186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72032" calcext:value-type="float">
            <text:p>0.0017203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72368" calcext:value-type="float">
            <text:p>0.0017236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72536" calcext:value-type="float">
            <text:p>0.0017253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72704" calcext:value-type="float">
            <text:p>0.0017270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72872" calcext:value-type="float">
            <text:p>0.00172872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924623" calcext:value-type="float">
            <text:p>0.024924623</text:p>
          </table:table-cell>
        </table:table-row>
        <table:table-row table:style-name="ro1">
          <table:table-cell office:value-type="float" office:value="0.00173208" calcext:value-type="float">
            <text:p>0.00173208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8492462" calcext:value-type="float">
            <text:p>0.018492462</text:p>
          </table:table-cell>
        </table:table-row>
        <table:table-row table:style-name="ro1">
          <table:table-cell office:value-type="float" office:value="0.00173376" calcext:value-type="float">
            <text:p>0.00173376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3668342" calcext:value-type="float">
            <text:p>0.013668342</text:p>
          </table:table-cell>
        </table:table-row>
        <table:table-row table:style-name="ro1">
          <table:table-cell office:value-type="float" office:value="0.00173544" calcext:value-type="float">
            <text:p>0.0017354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08844221" calcext:value-type="float">
            <text:p>0.008844221</text:p>
          </table:table-cell>
        </table:table-row>
        <table:table-row table:style-name="ro1">
          <table:table-cell office:value-type="float" office:value="0.00173712" calcext:value-type="float">
            <text:p>0.00173712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-0.00080402" calcext:value-type="float">
            <text:p>-0.00080402</text:p>
          </table:table-cell>
        </table:table-row>
        <table:table-row table:style-name="ro1">
          <table:table-cell office:value-type="float" office:value="0.00174048" calcext:value-type="float">
            <text:p>0.00174048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-0.006432161" calcext:value-type="float">
            <text:p>-0.006432161</text:p>
          </table:table-cell>
        </table:table-row>
        <table:table-row table:style-name="ro1">
          <table:table-cell office:value-type="float" office:value="0.00174216" calcext:value-type="float">
            <text:p>0.00174216</text:p>
          </table:table-cell>
          <table:table-cell office:value-type="float" office:value="0.8040201" calcext:value-type="float">
            <text:p>0.8040201</text:p>
          </table:table-cell>
          <table:table-cell office:value-type="float" office:value="-0.012060301" calcext:value-type="float">
            <text:p>-0.012060301</text:p>
          </table:table-cell>
        </table:table-row>
        <table:table-row table:style-name="ro1">
          <table:table-cell office:value-type="float" office:value="0.00174384" calcext:value-type="float">
            <text:p>0.00174384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74552" calcext:value-type="float">
            <text:p>0.00174552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7336683" calcext:value-type="float">
            <text:p>-0.027336683</text:p>
          </table:table-cell>
        </table:table-row>
        <table:table-row table:style-name="ro1">
          <table:table-cell office:value-type="float" office:value="0.00174888" calcext:value-type="float">
            <text:p>0.001748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29748744" calcext:value-type="float">
            <text:p>-0.029748744</text:p>
          </table:table-cell>
        </table:table-row>
        <table:table-row table:style-name="ro1">
          <table:table-cell office:value-type="float" office:value="0.00175056" calcext:value-type="float">
            <text:p>0.00175056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75224" calcext:value-type="float">
            <text:p>0.0017522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75392" calcext:value-type="float">
            <text:p>0.0017539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75728" calcext:value-type="float">
            <text:p>0.00175728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75896" calcext:value-type="float">
            <text:p>0.00175896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76064" calcext:value-type="float">
            <text:p>0.001760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76232" calcext:value-type="float">
            <text:p>0.00176232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76568" calcext:value-type="float">
            <text:p>0.0017656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76736" calcext:value-type="float">
            <text:p>0.00176736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76904" calcext:value-type="float">
            <text:p>0.0017690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77072" calcext:value-type="float">
            <text:p>0.0017707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77408" calcext:value-type="float">
            <text:p>0.0017740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77576" calcext:value-type="float">
            <text:p>0.0017757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9396985" calcext:value-type="float">
            <text:p>-0.039396985</text:p>
          </table:table-cell>
        </table:table-row>
        <table:table-row table:style-name="ro1">
          <table:table-cell office:value-type="float" office:value="0.00177744" calcext:value-type="float">
            <text:p>0.0017774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77912" calcext:value-type="float">
            <text:p>0.0017791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78248" calcext:value-type="float">
            <text:p>0.0017824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78416" calcext:value-type="float">
            <text:p>0.00178416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7688442" calcext:value-type="float">
            <text:p>-0.017688442</text:p>
          </table:table-cell>
        </table:table-row>
        <table:table-row table:style-name="ro1">
          <table:table-cell office:value-type="float" office:value="0.00178584" calcext:value-type="float">
            <text:p>0.0017858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178752" calcext:value-type="float">
            <text:p>0.00178752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5628141" calcext:value-type="float">
            <text:p>-0.005628141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79088" calcext:value-type="float">
            <text:p>0.0017908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4824121" calcext:value-type="float">
            <text:p>0.004824121</text:p>
          </table:table-cell>
        </table:table-row>
        <table:table-row table:style-name="ro1">
          <table:table-cell office:value-type="float" office:value="0.00179256" calcext:value-type="float">
            <text:p>0.00179256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79424" calcext:value-type="float">
            <text:p>0.00179424</text:p>
          </table:table-cell>
          <table:table-cell office:value-type="float" office:value="-0.88442211" calcext:value-type="float">
            <text:p>-0.88442211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79592" calcext:value-type="float">
            <text:p>0.00179592</text:p>
          </table:table-cell>
          <table:table-cell office:value-type="float" office:value="-0.72361809" calcext:value-type="float">
            <text:p>-0.72361809</text:p>
          </table:table-cell>
          <table:table-cell office:value-type="float" office:value="0.020100502" calcext:value-type="float">
            <text:p>0.020100502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79928" calcext:value-type="float">
            <text:p>0.00179928</text:p>
          </table:table-cell>
          <table:table-cell office:value-type="float" office:value="-0.16080402" calcext:value-type="float">
            <text:p>-0.16080402</text:p>
          </table:table-cell>
          <table:table-cell office:value-type="float" office:value="0.027336683" calcext:value-type="float">
            <text:p>0.027336683</text:p>
          </table:table-cell>
        </table:table-row>
        <table:table-row table:style-name="ro1">
          <table:table-cell office:value-type="float" office:value="0.00180096" calcext:value-type="float">
            <text:p>0.00180096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180264" calcext:value-type="float">
            <text:p>0.0018026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80432" calcext:value-type="float">
            <text:p>0.00180432</text:p>
          </table:table-cell>
          <table:table-cell office:value-type="float" office:value="0.64321608" calcext:value-type="float">
            <text:p>0.64321608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0.041809045" calcext:value-type="float">
            <text:p>0.041809045</text:p>
          </table:table-cell>
        </table:table-row>
        <table:table-row table:style-name="ro1">
          <table:table-cell office:value-type="float" office:value="0.00180768" calcext:value-type="float">
            <text:p>0.00180768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80936" calcext:value-type="float">
            <text:p>0.00180936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81104" calcext:value-type="float">
            <text:p>0.0018110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81272" calcext:value-type="float">
            <text:p>0.00181272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81608" calcext:value-type="float">
            <text:p>0.00181608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81776" calcext:value-type="float">
            <text:p>0.00181776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81944" calcext:value-type="float">
            <text:p>0.0018194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82112" calcext:value-type="float">
            <text:p>0.0018211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82448" calcext:value-type="float">
            <text:p>0.00182448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7788945" calcext:value-type="float">
            <text:p>0.037788945</text:p>
          </table:table-cell>
        </table:table-row>
        <table:table-row table:style-name="ro1">
          <table:table-cell office:value-type="float" office:value="0.00182616" calcext:value-type="float">
            <text:p>0.0018261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3768844" calcext:value-type="float">
            <text:p>0.033768844</text:p>
          </table:table-cell>
        </table:table-row>
        <table:table-row table:style-name="ro1">
          <table:table-cell office:value-type="float" office:value="0.00182784" calcext:value-type="float">
            <text:p>0.0018278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29748744" calcext:value-type="float">
            <text:p>0.029748744</text:p>
          </table:table-cell>
        </table:table-row>
        <table:table-row table:style-name="ro1">
          <table:table-cell office:value-type="float" office:value="0.00182952" calcext:value-type="float">
            <text:p>0.0018295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5728643" calcext:value-type="float">
            <text:p>0.025728643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2.01005025" calcext:value-type="float">
            <text:p>2.01005025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83288" calcext:value-type="float">
            <text:p>0.00183288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83456" calcext:value-type="float">
            <text:p>0.0018345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183624" calcext:value-type="float">
            <text:p>0.00183624</text:p>
          </table:table-cell>
          <table:table-cell office:value-type="float" office:value="1.52763819" calcext:value-type="float">
            <text:p>1.52763819</text:p>
          </table:table-cell>
          <table:table-cell office:value-type="float" office:value="0.007236181" calcext:value-type="float">
            <text:p>0.007236181</text:p>
          </table:table-cell>
        </table:table-row>
        <table:table-row table:style-name="ro1">
          <table:table-cell office:value-type="float" office:value="0.00183792" calcext:value-type="float">
            <text:p>0.00183792</text:p>
          </table:table-cell>
          <table:table-cell office:value-type="float" office:value="1.36683417" calcext:value-type="float">
            <text:p>1.36683417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1.12562814" calcext:value-type="float">
            <text:p>1.12562814</text:p>
          </table:table-cell>
          <table:table-cell office:value-type="float" office:value="-0.004824121" calcext:value-type="float">
            <text:p>-0.004824121</text:p>
          </table:table-cell>
        </table:table-row>
        <table:table-row table:style-name="ro1">
          <table:table-cell office:value-type="float" office:value="0.00184128" calcext:value-type="float">
            <text:p>0.00184128</text:p>
          </table:table-cell>
          <table:table-cell office:value-type="float" office:value="0.88442211" calcext:value-type="float">
            <text:p>0.88442211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84296" calcext:value-type="float">
            <text:p>0.0018429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84464" calcext:value-type="float">
            <text:p>0.00184464</text:p>
          </table:table-cell>
          <table:table-cell office:value-type="float" office:value="0.40201005" calcext:value-type="float">
            <text:p>0.40201005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84632" calcext:value-type="float">
            <text:p>0.00184632</text:p>
          </table:table-cell>
          <table:table-cell office:value-type="float" office:value="0.08040201" calcext:value-type="float">
            <text:p>0.08040201</text:p>
          </table:table-cell>
          <table:table-cell office:value-type="float" office:value="-0.025728643" calcext:value-type="float">
            <text:p>-0.025728643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0.08040201" calcext:value-type="float">
            <text:p>-0.08040201</text:p>
          </table:table-cell>
          <table:table-cell office:value-type="float" office:value="-0.028140703" calcext:value-type="float">
            <text:p>-0.028140703</text:p>
          </table:table-cell>
        </table:table-row>
        <table:table-row table:style-name="ro1">
          <table:table-cell office:value-type="float" office:value="0.00184968" calcext:value-type="float">
            <text:p>0.00184968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85136" calcext:value-type="float">
            <text:p>0.00185136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-0.036984925" calcext:value-type="float">
            <text:p>-0.036984925</text:p>
          </table:table-cell>
        </table:table-row>
        <table:table-row table:style-name="ro1">
          <table:table-cell office:value-type="float" office:value="0.00185304" calcext:value-type="float">
            <text:p>0.00185304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85472" calcext:value-type="float">
            <text:p>0.00185472</text:p>
          </table:table-cell>
          <table:table-cell office:value-type="float" office:value="-1.12562814" calcext:value-type="float">
            <text:p>-1.12562814</text:p>
          </table:table-cell>
          <table:table-cell office:value-type="float" office:value="-0.043417085" calcext:value-type="float">
            <text:p>-0.043417085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85808" calcext:value-type="float">
            <text:p>0.00185808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85976" calcext:value-type="float">
            <text:p>0.00185976</text:p>
          </table:table-cell>
          <table:table-cell office:value-type="float" office:value="-1.92964824" calcext:value-type="float">
            <text:p>-1.92964824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6144" calcext:value-type="float">
            <text:p>0.0018614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6312" calcext:value-type="float">
            <text:p>0.00186312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52261306" calcext:value-type="float">
            <text:p>-0.052261306</text:p>
          </table:table-cell>
        </table:table-row>
        <table:table-row table:style-name="ro1">
          <table:table-cell office:value-type="float" office:value="0.00186648" calcext:value-type="float">
            <text:p>0.00186648</text:p>
          </table:table-cell>
          <table:table-cell office:value-type="float" office:value="-2.49246231" calcext:value-type="float">
            <text:p>-2.49246231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86816" calcext:value-type="float">
            <text:p>0.0018681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86984" calcext:value-type="float">
            <text:p>0.0018698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87152" calcext:value-type="float">
            <text:p>0.0018715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5829146" calcext:value-type="float">
            <text:p>-0.045829146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87488" calcext:value-type="float">
            <text:p>0.00187488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87656" calcext:value-type="float">
            <text:p>0.00187656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35376884" calcext:value-type="float">
            <text:p>-0.035376884</text:p>
          </table:table-cell>
        </table:table-row>
        <table:table-row table:style-name="ro1">
          <table:table-cell office:value-type="float" office:value="0.00187824" calcext:value-type="float">
            <text:p>0.00187824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87992" calcext:value-type="float">
            <text:p>0.0018799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8944724" calcext:value-type="float">
            <text:p>-0.028944724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88328" calcext:value-type="float">
            <text:p>0.00188328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18492462" calcext:value-type="float">
            <text:p>-0.018492462</text:p>
          </table:table-cell>
        </table:table-row>
        <table:table-row table:style-name="ro1">
          <table:table-cell office:value-type="float" office:value="0.00188496" calcext:value-type="float">
            <text:p>0.00188496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13668342" calcext:value-type="float">
            <text:p>-0.013668342</text:p>
          </table:table-cell>
        </table:table-row>
        <table:table-row table:style-name="ro1">
          <table:table-cell office:value-type="float" office:value="0.00188664" calcext:value-type="float">
            <text:p>0.00188664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88832" calcext:value-type="float">
            <text:p>0.00188832</text:p>
          </table:table-cell>
          <table:table-cell office:value-type="float" office:value="-1.76884422" calcext:value-type="float">
            <text:p>-1.76884422</text:p>
          </table:table-cell>
          <table:table-cell office:value-type="float" office:value="-0.00241206" calcext:value-type="float">
            <text:p>-0.00241206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0.00241206" calcext:value-type="float">
            <text:p>0.00241206</text:p>
          </table:table-cell>
        </table:table-row>
        <table:table-row table:style-name="ro1">
          <table:table-cell office:value-type="float" office:value="0.00189168" calcext:value-type="float">
            <text:p>0.00189168</text:p>
          </table:table-cell>
          <table:table-cell office:value-type="float" office:value="-1.28643216" calcext:value-type="float">
            <text:p>-1.2864321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89336" calcext:value-type="float">
            <text:p>0.00189336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0.012864322" calcext:value-type="float">
            <text:p>0.012864322</text:p>
          </table:table-cell>
        </table:table-row>
        <table:table-row table:style-name="ro1">
          <table:table-cell office:value-type="float" office:value="0.00189504" calcext:value-type="float">
            <text:p>0.00189504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0.016884422" calcext:value-type="float">
            <text:p>0.016884422</text:p>
          </table:table-cell>
        </table:table-row>
        <table:table-row table:style-name="ro1">
          <table:table-cell office:value-type="float" office:value="0.00189672" calcext:value-type="float">
            <text:p>0.00189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1708543" calcext:value-type="float">
            <text:p>0.021708543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90008" calcext:value-type="float">
            <text:p>0.00190008</text:p>
          </table:table-cell>
          <table:table-cell office:value-type="float" office:value="0" calcext:value-type="float">
            <text:p>0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90176" calcext:value-type="float">
            <text:p>0.00190176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0.034572864" calcext:value-type="float">
            <text:p>0.034572864</text:p>
          </table:table-cell>
        </table:table-row>
        <table:table-row table:style-name="ro1">
          <table:table-cell office:value-type="float" office:value="0.00190344" calcext:value-type="float">
            <text:p>0.00190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38592965" calcext:value-type="float">
            <text:p>0.038592965</text:p>
          </table:table-cell>
        </table:table-row>
        <table:table-row table:style-name="ro1">
          <table:table-cell office:value-type="float" office:value="0.00190512" calcext:value-type="float">
            <text:p>0.00190512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0.043417085" calcext:value-type="float">
            <text:p>0.043417085</text:p>
          </table:table-cell>
        </table:table-row>
        <table:table-row table:style-name="ro1">
          <table:table-cell office:value-type="float" office:value="0.00190848" calcext:value-type="float">
            <text:p>0.00190848</text:p>
          </table:table-cell>
          <table:table-cell office:value-type="float" office:value="1.20603015" calcext:value-type="float">
            <text:p>1.20603015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91016" calcext:value-type="float">
            <text:p>0.00191016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47437186" calcext:value-type="float">
            <text:p>0.047437186</text:p>
          </table:table-cell>
        </table:table-row>
        <table:table-row table:style-name="ro1">
          <table:table-cell office:value-type="float" office:value="0.00191184" calcext:value-type="float">
            <text:p>0.00191184</text:p>
          </table:table-cell>
          <table:table-cell office:value-type="float" office:value="1.6080402" calcext:value-type="float">
            <text:p>1.6080402</text:p>
          </table:table-cell>
          <table:table-cell office:value-type="float" office:value="0.046633166" calcext:value-type="float">
            <text:p>0.046633166</text:p>
          </table:table-cell>
        </table:table-row>
        <table:table-row table:style-name="ro1">
          <table:table-cell office:value-type="float" office:value="0.00191352" calcext:value-type="float">
            <text:p>0.00191352</text:p>
          </table:table-cell>
          <table:table-cell office:value-type="float" office:value="1.84924623" calcext:value-type="float">
            <text:p>1.84924623</text:p>
          </table:table-cell>
          <table:table-cell office:value-type="float" office:value="0.049849246" calcext:value-type="float">
            <text:p>0.049849246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45025126" calcext:value-type="float">
            <text:p>0.045025126</text:p>
          </table:table-cell>
        </table:table-row>
        <table:table-row table:style-name="ro1">
          <table:table-cell office:value-type="float" office:value="0.00191688" calcext:value-type="float">
            <text:p>0.00191688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49045226" calcext:value-type="float">
            <text:p>0.049045226</text:p>
          </table:table-cell>
        </table:table-row>
        <table:table-row table:style-name="ro1">
          <table:table-cell office:value-type="float" office:value="0.00191856" calcext:value-type="float">
            <text:p>0.00191856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45829146" calcext:value-type="float">
            <text:p>0.045829146</text:p>
          </table:table-cell>
        </table:table-row>
        <table:table-row table:style-name="ro1">
          <table:table-cell office:value-type="float" office:value="0.00192024" calcext:value-type="float">
            <text:p>0.00192024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4221105" calcext:value-type="float">
            <text:p>0.044221105</text:p>
          </table:table-cell>
        </table:table-row>
        <table:table-row table:style-name="ro1">
          <table:table-cell office:value-type="float" office:value="0.00192192" calcext:value-type="float">
            <text:p>0.00192192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42613065" calcext:value-type="float">
            <text:p>0.04261306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2.33165829" calcext:value-type="float">
            <text:p>2.33165829</text:p>
          </table:table-cell>
          <table:table-cell office:value-type="float" office:value="0.039396985" calcext:value-type="float">
            <text:p>0.039396985</text:p>
          </table:table-cell>
        </table:table-row>
        <table:table-row table:style-name="ro1">
          <table:table-cell office:value-type="float" office:value="0.00192528" calcext:value-type="float">
            <text:p>0.00192528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6180904" calcext:value-type="float">
            <text:p>0.036180904</text:p>
          </table:table-cell>
        </table:table-row>
        <table:table-row table:style-name="ro1">
          <table:table-cell office:value-type="float" office:value="0.00192696" calcext:value-type="float">
            <text:p>0.00192696</text:p>
          </table:table-cell>
          <table:table-cell office:value-type="float" office:value="2.25125628" calcext:value-type="float">
            <text:p>2.25125628</text:p>
          </table:table-cell>
          <table:table-cell office:value-type="float" office:value="0.030552764" calcext:value-type="float">
            <text:p>0.030552764</text:p>
          </table:table-cell>
        </table:table-row>
        <table:table-row table:style-name="ro1">
          <table:table-cell office:value-type="float" office:value="0.00192864" calcext:value-type="float">
            <text:p>0.00192864</text:p>
          </table:table-cell>
          <table:table-cell office:value-type="float" office:value="2.17085427" calcext:value-type="float">
            <text:p>2.17085427</text:p>
          </table:table-cell>
          <table:table-cell office:value-type="float" office:value="0.028140703" calcext:value-type="float">
            <text:p>0.028140703</text:p>
          </table:table-cell>
        </table:table-row>
        <table:table-row table:style-name="ro1">
          <table:table-cell office:value-type="float" office:value="0.00193032" calcext:value-type="float">
            <text:p>0.00193032</text:p>
          </table:table-cell>
          <table:table-cell office:value-type="float" office:value="2.09045226" calcext:value-type="float">
            <text:p>2.0904522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1.92964824" calcext:value-type="float">
            <text:p>1.92964824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93368" calcext:value-type="float">
            <text:p>0.00193368</text:p>
          </table:table-cell>
          <table:table-cell office:value-type="float" office:value="1.76884422" calcext:value-type="float">
            <text:p>1.7688442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93536" calcext:value-type="float">
            <text:p>0.00193536</text:p>
          </table:table-cell>
          <table:table-cell office:value-type="float" office:value="1.68844221" calcext:value-type="float">
            <text:p>1.68844221</text:p>
          </table:table-cell>
          <table:table-cell office:value-type="float" office:value="0.010452261" calcext:value-type="float">
            <text:p>0.010452261</text:p>
          </table:table-cell>
        </table:table-row>
        <table:table-row table:style-name="ro1">
          <table:table-cell office:value-type="float" office:value="0.00193704" calcext:value-type="float">
            <text:p>0.00193704</text:p>
          </table:table-cell>
          <table:table-cell office:value-type="float" office:value="1.44723618" calcext:value-type="float">
            <text:p>1.44723618</text:p>
          </table:table-cell>
          <table:table-cell office:value-type="float" office:value="0.004020101" calcext:value-type="float">
            <text:p>0.004020101</text:p>
          </table:table-cell>
        </table:table-row>
        <table:table-row table:style-name="ro1">
          <table:table-cell office:value-type="float" office:value="0.00193872" calcext:value-type="float">
            <text:p>0.00193872</text:p>
          </table:table-cell>
          <table:table-cell office:value-type="float" office:value="1.28643216" calcext:value-type="float">
            <text:p>1.2864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1.04522613" calcext:value-type="float">
            <text:p>1.04522613</text:p>
          </table:table-cell>
          <table:table-cell office:value-type="float" office:value="-0.010452261" calcext:value-type="float">
            <text:p>-0.010452261</text:p>
          </table:table-cell>
        </table:table-row>
        <table:table-row table:style-name="ro1">
          <table:table-cell office:value-type="float" office:value="0.00194208" calcext:value-type="float">
            <text:p>0.00194208</text:p>
          </table:table-cell>
          <table:table-cell office:value-type="float" office:value="0.72361809" calcext:value-type="float">
            <text:p>0.72361809</text:p>
          </table:table-cell>
          <table:table-cell office:value-type="float" office:value="-0.008844221" calcext:value-type="float">
            <text:p>-0.008844221</text:p>
          </table:table-cell>
        </table:table-row>
        <table:table-row table:style-name="ro1">
          <table:table-cell office:value-type="float" office:value="0.00194376" calcext:value-type="float">
            <text:p>0.00194376</text:p>
          </table:table-cell>
          <table:table-cell office:value-type="float" office:value="0.56281407" calcext:value-type="float">
            <text:p>0.56281407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94544" calcext:value-type="float">
            <text:p>0.00194544</text:p>
          </table:table-cell>
          <table:table-cell office:value-type="float" office:value="0.24120603" calcext:value-type="float">
            <text:p>0.24120603</text:p>
          </table:table-cell>
          <table:table-cell office:value-type="float" office:value="-0.021708543" calcext:value-type="float">
            <text:p>-0.021708543</text:p>
          </table:table-cell>
        </table:table-row>
        <table:table-row table:style-name="ro1">
          <table:table-cell office:value-type="float" office:value="0.00194712" calcext:value-type="float">
            <text:p>0.00194712</text:p>
          </table:table-cell>
          <table:table-cell office:value-type="float" office:value="0" calcext:value-type="float">
            <text:p>0</text:p>
          </table:table-cell>
          <table:table-cell office:value-type="float" office:value="-0.026532663" calcext:value-type="float">
            <text:p>-0.026532663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24120603" calcext:value-type="float">
            <text:p>-0.24120603</text:p>
          </table:table-cell>
          <table:table-cell office:value-type="float" office:value="-0.030552764" calcext:value-type="float">
            <text:p>-0.030552764</text:p>
          </table:table-cell>
        </table:table-row>
        <table:table-row table:style-name="ro1">
          <table:table-cell office:value-type="float" office:value="0.00195048" calcext:value-type="float">
            <text:p>0.00195048</text:p>
          </table:table-cell>
          <table:table-cell office:value-type="float" office:value="-0.56281407" calcext:value-type="float">
            <text:p>-0.56281407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95216" calcext:value-type="float">
            <text:p>0.00195216</text:p>
          </table:table-cell>
          <table:table-cell office:value-type="float" office:value="-0.8040201" calcext:value-type="float">
            <text:p>-0.8040201</text:p>
          </table:table-cell>
          <table:table-cell office:value-type="float" office:value="-0.041809045" calcext:value-type="float">
            <text:p>-0.041809045</text:p>
          </table:table-cell>
        </table:table-row>
        <table:table-row table:style-name="ro1">
          <table:table-cell office:value-type="float" office:value="0.00195384" calcext:value-type="float">
            <text:p>0.00195384</text:p>
          </table:table-cell>
          <table:table-cell office:value-type="float" office:value="-1.04522613" calcext:value-type="float">
            <text:p>-1.04522613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95552" calcext:value-type="float">
            <text:p>0.00195552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-0.044221105" calcext:value-type="float">
            <text:p>-0.044221105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1.52763819" calcext:value-type="float">
            <text:p>-1.52763819</text:p>
          </table:table-cell>
          <table:table-cell office:value-type="float" office:value="-0.046633166" calcext:value-type="float">
            <text:p>-0.046633166</text:p>
          </table:table-cell>
        </table:table-row>
        <table:table-row table:style-name="ro1">
          <table:table-cell office:value-type="float" office:value="0.00195888" calcext:value-type="float">
            <text:p>0.00195888</text:p>
          </table:table-cell>
          <table:table-cell office:value-type="float" office:value="-1.68844221" calcext:value-type="float">
            <text:p>-1.68844221</text:p>
          </table:table-cell>
          <table:table-cell office:value-type="float" office:value="-0.049045226" calcext:value-type="float">
            <text:p>-0.049045226</text:p>
          </table:table-cell>
        </table:table-row>
        <table:table-row table:style-name="ro1">
          <table:table-cell office:value-type="float" office:value="0.00196056" calcext:value-type="float">
            <text:p>0.0019605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96224" calcext:value-type="float">
            <text:p>0.00196224</text:p>
          </table:table-cell>
          <table:table-cell office:value-type="float" office:value="-2.17085427" calcext:value-type="float">
            <text:p>-2.17085427</text:p>
          </table:table-cell>
          <table:table-cell office:value-type="float" office:value="-0.053869347" calcext:value-type="float">
            <text:p>-0.053869347</text:p>
          </table:table-cell>
        </table:table-row>
        <table:table-row table:style-name="ro1">
          <table:table-cell office:value-type="float" office:value="0.00196392" calcext:value-type="float">
            <text:p>0.00196392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51457286" calcext:value-type="float">
            <text:p>-0.051457286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2.4120603" calcext:value-type="float">
            <text:p>-2.412060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96728" calcext:value-type="float">
            <text:p>0.00196728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50653266" calcext:value-type="float">
            <text:p>-0.050653266</text:p>
          </table:table-cell>
        </table:table-row>
        <table:table-row table:style-name="ro1">
          <table:table-cell office:value-type="float" office:value="0.00196896" calcext:value-type="float">
            <text:p>0.0019689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49849246" calcext:value-type="float">
            <text:p>-0.049849246</text:p>
          </table:table-cell>
        </table:table-row>
        <table:table-row table:style-name="ro1">
          <table:table-cell office:value-type="float" office:value="0.00197064" calcext:value-type="float">
            <text:p>0.0019706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2613065" calcext:value-type="float">
            <text:p>-0.042613065</text:p>
          </table:table-cell>
        </table:table-row>
        <table:table-row table:style-name="ro1">
          <table:table-cell office:value-type="float" office:value="0.00197232" calcext:value-type="float">
            <text:p>0.00197232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7437186" calcext:value-type="float">
            <text:p>-0.047437186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2.73366834" calcext:value-type="float">
            <text:p>-2.73366834</text:p>
          </table:table-cell>
          <table:table-cell office:value-type="float" office:value="-0.041005025" calcext:value-type="float">
            <text:p>-0.041005025</text:p>
          </table:table-cell>
        </table:table-row>
        <table:table-row table:style-name="ro1">
          <table:table-cell office:value-type="float" office:value="0.00197568" calcext:value-type="float">
            <text:p>0.00197568</text:p>
          </table:table-cell>
          <table:table-cell office:value-type="float" office:value="-2.81407035" calcext:value-type="float">
            <text:p>-2.81407035</text:p>
          </table:table-cell>
          <table:table-cell office:value-type="float" office:value="-0.037788945" calcext:value-type="float">
            <text:p>-0.037788945</text:p>
          </table:table-cell>
        </table:table-row>
        <table:table-row table:style-name="ro1">
          <table:table-cell office:value-type="float" office:value="0.00197736" calcext:value-type="float">
            <text:p>0.00197736</text:p>
          </table:table-cell>
          <table:table-cell office:value-type="float" office:value="-2.65326633" calcext:value-type="float">
            <text:p>-2.65326633</text:p>
          </table:table-cell>
          <table:table-cell office:value-type="float" office:value="-0.034572864" calcext:value-type="float">
            <text:p>-0.034572864</text:p>
          </table:table-cell>
        </table:table-row>
        <table:table-row table:style-name="ro1">
          <table:table-cell office:value-type="float" office:value="0.00197904" calcext:value-type="float">
            <text:p>0.00197904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32964824" calcext:value-type="float">
            <text:p>-0.032964824</text:p>
          </table:table-cell>
        </table:table-row>
        <table:table-row table:style-name="ro1">
          <table:table-cell office:value-type="float" office:value="0.00198072" calcext:value-type="float">
            <text:p>0.00198072</text:p>
          </table:table-cell>
          <table:table-cell office:value-type="float" office:value="-2.57286432" calcext:value-type="float">
            <text:p>-2.57286432</text:p>
          </table:table-cell>
          <table:table-cell office:value-type="float" office:value="-0.023316583" calcext:value-type="float">
            <text:p>-0.023316583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2.33165829" calcext:value-type="float">
            <text:p>-2.33165829</text:p>
          </table:table-cell>
          <table:table-cell office:value-type="float" office:value="-0.020904523" calcext:value-type="float">
            <text:p>-0.020904523</text:p>
          </table:table-cell>
        </table:table-row>
        <table:table-row table:style-name="ro1">
          <table:table-cell office:value-type="float" office:value="0.00198408" calcext:value-type="float">
            <text:p>0.00198408</text:p>
          </table:table-cell>
          <table:table-cell office:value-type="float" office:value="-2.25125628" calcext:value-type="float">
            <text:p>-2.25125628</text:p>
          </table:table-cell>
          <table:table-cell office:value-type="float" office:value="-0.016884422" calcext:value-type="float">
            <text:p>-0.016884422</text:p>
          </table:table-cell>
        </table:table-row>
        <table:table-row table:style-name="ro1">
          <table:table-cell office:value-type="float" office:value="0.00198576" calcext:value-type="float">
            <text:p>0.00198576</text:p>
          </table:table-cell>
          <table:table-cell office:value-type="float" office:value="-2.01005025" calcext:value-type="float">
            <text:p>-2.01005025</text:p>
          </table:table-cell>
          <table:table-cell office:value-type="float" office:value="-0.011256281" calcext:value-type="float">
            <text:p>-0.011256281</text:p>
          </table:table-cell>
        </table:table-row>
        <table:table-row table:style-name="ro1">
          <table:table-cell office:value-type="float" office:value="0.00198744" calcext:value-type="float">
            <text:p>0.00198744</text:p>
          </table:table-cell>
          <table:table-cell office:value-type="float" office:value="-1.84924623" calcext:value-type="float">
            <text:p>-1.84924623</text:p>
          </table:table-cell>
          <table:table-cell office:value-type="float" office:value="-0.007236181" calcext:value-type="float">
            <text:p>-0.007236181</text:p>
          </table:table-cell>
        </table:table-row>
        <table:table-row table:style-name="ro1">
          <table:table-cell office:value-type="float" office:value="0.00198912" calcext:value-type="float">
            <text:p>0.00198912</text:p>
          </table:table-cell>
          <table:table-cell office:value-type="float" office:value="-1.6080402" calcext:value-type="float">
            <text:p>-1.6080402</text:p>
          </table:table-cell>
          <table:table-cell office:value-type="float" office:value="0.00321608" calcext:value-type="float">
            <text:p>0.00321608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1.36683417" calcext:value-type="float">
            <text:p>-1.36683417</text:p>
          </table:table-cell>
          <table:table-cell office:value-type="float" office:value="0.00080402" calcext:value-type="float">
            <text:p>0.00080402</text:p>
          </table:table-cell>
        </table:table-row>
        <table:table-row table:style-name="ro1">
          <table:table-cell office:value-type="float" office:value="0.00199248" calcext:value-type="float">
            <text:p>0.00199248</text:p>
          </table:table-cell>
          <table:table-cell office:value-type="float" office:value="-1.20603015" calcext:value-type="float">
            <text:p>-1.20603015</text:p>
          </table:table-cell>
          <table:table-cell office:value-type="float" office:value="0.009648241" calcext:value-type="float">
            <text:p>0.009648241</text:p>
          </table:table-cell>
        </table:table-row>
        <table:table-row table:style-name="ro1">
          <table:table-cell office:value-type="float" office:value="0.00199416" calcext:value-type="float">
            <text:p>0.00199416</text:p>
          </table:table-cell>
          <table:table-cell office:value-type="float" office:value="-0.96482412" calcext:value-type="float">
            <text:p>-0.96482412</text:p>
          </table:table-cell>
          <table:table-cell office:value-type="float" office:value="0.015276382" calcext:value-type="float">
            <text:p>0.015276382</text:p>
          </table:table-cell>
        </table:table-row>
        <table:table-row table:style-name="ro1">
          <table:table-cell office:value-type="float" office:value="0.00199584" calcext:value-type="float">
            <text:p>0.00199584</text:p>
          </table:table-cell>
          <table:table-cell office:value-type="float" office:value="-0.64321608" calcext:value-type="float">
            <text:p>-0.64321608</text:p>
          </table:table-cell>
          <table:table-cell office:value-type="float" office:value="0.019296482" calcext:value-type="float">
            <text:p>0.019296482</text:p>
          </table:table-cell>
        </table:table-row>
        <table:table-row table:style-name="ro1">
          <table:table-cell office:value-type="float" office:value="0.00199752" calcext:value-type="float">
            <text:p>0.00199752</text:p>
          </table:table-cell>
          <table:table-cell office:value-type="float" office:value="-0.40201005" calcext:value-type="float">
            <text:p>-0.40201005</text:p>
          </table:table-cell>
          <table:table-cell office:value-type="float" office:value="0.028140703" calcext:value-type="float">
            <text:p>0.028140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53:32.509378837</dc:date>
    <meta:editing-duration>PT1M18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3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16cm" svg:height="15.838cm" xlink:href=".." xlink:type="simple" chart:class="chart:scatter" chart:style-name="ch1">
        <chart:title svg:x="7.69cm" svg:y="0.452cm" chart:style-name="ch2">
          <text:p>Phase Shift and Time Delay (10kHz)</text:p>
        </chart:title>
        <chart:legend chart:legend-position="end" svg:x="20.128cm" svg:y="7.371cm" style:legend-expansion="high" chart:style-name="ch3"/>
        <chart:plot-area chart:style-name="ch4" table:cell-range-address="10khz.A1:10khz.C1191" chart:data-source-has-labels="row" svg:x="1.465cm" svg:y="1.547cm" svg:width="18.209cm" svg:height="12.994cm">
          <chartooo:coordinate-region svg:x="2.007cm" svg:y="1.547cm" svg:width="17.242cm" svg:height="12.795cm"/>
          <chart:axis chart:dimension="x" chart:name="primary-x" chart:style-name="ch5">
            <chart:title svg:x="9.943cm" svg:y="14.857cm" chart:style-name="ch6">
              <text:p>Time (s)</text:p>
            </chart:title>
          </chart:axis>
          <chart:axis chart:dimension="y" chart:name="primary-y" chart:style-name="ch7">
            <chart:title svg:x="0.451cm" svg:y="8.895cm" chart:style-name="ch8">
              <text:p>Voltage (V)</text:p>
            </chart:title>
            <chart:grid chart:style-name="ch9" chart:class="major"/>
          </chart:axis>
          <chart:series chart:style-name="ch10" chart:values-cell-range-address="10khz.B2:10khz.B1191" chart:label-cell-address="10khz.B1:10khz.B1" chart:class="chart:scatter">
            <chart:domain table:cell-range-address="10khz.A2:10khz.A1191"/>
            <chart:data-point chart:repeated="1190"/>
          </chart:series>
          <chart:series chart:style-name="ch11" chart:values-cell-range-address="10khz.C2:10khz.C1191" chart:label-cell-address="10khz.C1:10khz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10khz.B1:10khz.B1</svg:desc>
                </draw:g>
              </table:table-cell>
              <table:table-cell office:value-type="string">
                <text:p>Vin (V)</text:p>
                <draw:g>
                  <svg:desc>10khz.C1:10k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khz.A2:10khz.A1191</svg:desc>
                </draw:g>
              </table:table-cell>
              <table:table-cell office:value-type="float" office:value="0">
                <text:p>0</text:p>
                <draw:g>
                  <svg:desc>10khz.B2:10khz.B1191</svg:desc>
                </draw:g>
              </table:table-cell>
              <table:table-cell office:value-type="float" office:value="0.031356784">
                <text:p>0.031356784</text:p>
                <draw:g>
                  <svg:desc>10khz.C2:10k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04">
                <text:p>0.0000050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672">
                <text:p>0.0000067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84">
                <text:p>0.000008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08">
                <text:p>0.0000100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76">
                <text:p>0.0000117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344">
                <text:p>0.0000134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512">
                <text:p>0.0000151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68">
                <text:p>0.000016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848">
                <text:p>0.0000184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016">
                <text:p>0.000020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184">
                <text:p>0.0000218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352">
                <text:p>0.0000235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52">
                <text:p>0.00002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688">
                <text:p>0.0000268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856">
                <text:p>0.000028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3024">
                <text:p>0.0000302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3192">
                <text:p>0.0000319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336">
                <text:p>0.000033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3528">
                <text:p>0.0000352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696">
                <text:p>0.0000369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3864">
                <text:p>0.000038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032">
                <text:p>0.0000403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2">
                <text:p>0.00004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4368">
                <text:p>0.0000436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4536">
                <text:p>0.0000453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704">
                <text:p>0.0000470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5208">
                <text:p>0.0000520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376">
                <text:p>0.0000537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5544">
                <text:p>0.0000554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5712">
                <text:p>0.0000571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588">
                <text:p>0.00005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6048">
                <text:p>0.0000604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6216">
                <text:p>0.0000621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6384">
                <text:p>0.0000638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552">
                <text:p>0.0000655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672">
                <text:p>0.000067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888">
                <text:p>0.000068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7056">
                <text:p>0.000070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7224">
                <text:p>0.000072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7392">
                <text:p>0.000073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756">
                <text:p>0.00007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7728">
                <text:p>0.0000772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7896">
                <text:p>0.0000789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8064">
                <text:p>0.0000806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8232">
                <text:p>0.0000823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84">
                <text:p>0.00008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8568">
                <text:p>0.0000856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8736">
                <text:p>0.0000873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8904">
                <text:p>0.0000890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9072">
                <text:p>0.00009072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24">
                <text:p>0.000092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408">
                <text:p>0.0000940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576">
                <text:p>0.0000957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744">
                <text:p>0.00009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912">
                <text:p>0.0000991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008">
                <text:p>0.0001008</text:p>
              </table:table-cell>
              <table:table-cell office:value-type="float" office:value="0">
                <text:p>0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0752">
                <text:p>0.0001075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092">
                <text:p>0.000109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1088">
                <text:p>0.0001108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256">
                <text:p>0.0001125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1424">
                <text:p>0.0001142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1592">
                <text:p>0.0001159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176">
                <text:p>0.000117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1928">
                <text:p>0.000119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2096">
                <text:p>0.0001209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2264">
                <text:p>0.0001226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2432">
                <text:p>0.0001243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26">
                <text:p>0.00012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2768">
                <text:p>0.000127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2936">
                <text:p>0.0001293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3104">
                <text:p>0.0001310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3272">
                <text:p>0.0001327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344">
                <text:p>0.000134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3608">
                <text:p>0.0001360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3776">
                <text:p>0.0001377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3944">
                <text:p>0.0001394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428">
                <text:p>0.000142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4784">
                <text:p>0.0001478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4952">
                <text:p>0.0001495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5288">
                <text:p>0.0001528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5456">
                <text:p>0.0001545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5624">
                <text:p>0.0001562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5792">
                <text:p>0.0001579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596">
                <text:p>0.000159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6128">
                <text:p>0.0001612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6296">
                <text:p>0.0001629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6464">
                <text:p>0.000164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4673367">
                <text:p>-0.054673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6632">
                <text:p>0.0001663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68">
                <text:p>0.00016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6968">
                <text:p>0.0001696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7136">
                <text:p>0.0001713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7304">
                <text:p>0.000173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764">
                <text:p>0.00017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848">
                <text:p>0.00018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932">
                <text:p>0.000193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19992">
                <text:p>0.0001999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016">
                <text:p>0.000201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0328">
                <text:p>0.0002032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0496">
                <text:p>0.00020496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0664">
                <text:p>0.0002066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0832">
                <text:p>0.0002083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1">
                <text:p>0.00021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1168">
                <text:p>0.0002116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1336">
                <text:p>0.0002133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1504">
                <text:p>0.0002150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1672">
                <text:p>0.0002167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184">
                <text:p>0.00021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2008">
                <text:p>0.0002200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2176">
                <text:p>0.0002217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2344">
                <text:p>0.0002234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2512">
                <text:p>0.000225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268">
                <text:p>0.00022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2848">
                <text:p>0.0002284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3016">
                <text:p>0.000230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23184">
                <text:p>0.0002318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3352">
                <text:p>0.0002335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352">
                <text:p>0.000235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3688">
                <text:p>0.0002368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3856">
                <text:p>0.0002385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4024">
                <text:p>0.0002402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4192">
                <text:p>0.0002419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436">
                <text:p>0.000243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528">
                <text:p>0.0002452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4696">
                <text:p>0.00024696</text:p>
              </table:table-cell>
              <table:table-cell office:value-type="float" office:value="0">
                <text:p>0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5032">
                <text:p>0.000250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52">
                <text:p>0.0002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5368">
                <text:p>0.0002536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5536">
                <text:p>0.0002553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5704">
                <text:p>0.0002570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5872">
                <text:p>0.0002587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604">
                <text:p>0.000260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6208">
                <text:p>0.0002620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6376">
                <text:p>0.0002637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6544">
                <text:p>0.0002654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6712">
                <text:p>0.000267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688">
                <text:p>0.00026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7048">
                <text:p>0.0002704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216">
                <text:p>0.0002721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7384">
                <text:p>0.00027384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7552">
                <text:p>0.0002755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772">
                <text:p>0.00027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27888">
                <text:p>0.000278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8056">
                <text:p>0.0002805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8224">
                <text:p>0.0002822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8392">
                <text:p>0.0002839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856">
                <text:p>0.000285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8728">
                <text:p>0.0002872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8896">
                <text:p>0.0002889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9064">
                <text:p>0.0002906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9232">
                <text:p>0.0002923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94">
                <text:p>0.00029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0072">
                <text:p>0.0003007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024">
                <text:p>0.000302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0408">
                <text:p>0.0003040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0576">
                <text:p>0.0003057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0744">
                <text:p>0.0003074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0912">
                <text:p>0.0003091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108">
                <text:p>0.000310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1248">
                <text:p>0.0003124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1416">
                <text:p>0.0003141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1584">
                <text:p>0.0003158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1752">
                <text:p>0.0003175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192">
                <text:p>0.00031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2088">
                <text:p>0.0003208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2256">
                <text:p>0.0003225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2424">
                <text:p>0.0003242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2592">
                <text:p>0.0003259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276">
                <text:p>0.000327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2928">
                <text:p>0.0003292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3096">
                <text:p>0.0003309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3264">
                <text:p>0.0003326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3432">
                <text:p>0.0003343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36">
                <text:p>0.0003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3768">
                <text:p>0.00033768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3936">
                <text:p>0.0003393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4104">
                <text:p>0.0003410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4272">
                <text:p>0.0003427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44">
                <text:p>0.000344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4608">
                <text:p>0.0003460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612">
                <text:p>0.000361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696">
                <text:p>0.00036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78">
                <text:p>0.00037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864">
                <text:p>0.0003864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40152">
                <text:p>0.0004015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4032">
                <text:p>0.000403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40488">
                <text:p>0.0004048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40656">
                <text:p>0.00040656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40824">
                <text:p>0.0004082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0992">
                <text:p>0.0004099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4116">
                <text:p>0.000411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41328">
                <text:p>0.0004132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41496">
                <text:p>0.0004149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41664">
                <text:p>0.00041664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41832">
                <text:p>0.0004183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2">
                <text:p>0.0004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2168">
                <text:p>0.000421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2336">
                <text:p>0.0004233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2504">
                <text:p>0.000425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2672">
                <text:p>0.0004267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4284">
                <text:p>0.00042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43008">
                <text:p>0.0004300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3176">
                <text:p>0.0004317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43344">
                <text:p>0.0004334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43512">
                <text:p>0.000435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368">
                <text:p>0.000436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3848">
                <text:p>0.000438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4016">
                <text:p>0.0004401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4184">
                <text:p>0.0004418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4352">
                <text:p>0.000443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452">
                <text:p>0.000445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4688">
                <text:p>0.0004468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5024">
                <text:p>0.00045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5192">
                <text:p>0.0004519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536">
                <text:p>0.000453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5528">
                <text:p>0.0004552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5696">
                <text:p>0.0004569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5864">
                <text:p>0.0004586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6032">
                <text:p>0.0004603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462">
                <text:p>0.00046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6368">
                <text:p>0.0004636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6536">
                <text:p>0.0004653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46704">
                <text:p>0.000467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6872">
                <text:p>0.0004687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4704">
                <text:p>0.00047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7208">
                <text:p>0.000472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7376">
                <text:p>0.0004737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7544">
                <text:p>0.0004754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47712">
                <text:p>0.0004771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4788">
                <text:p>0.000478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48048">
                <text:p>0.0004804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48216">
                <text:p>0.0004821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8384">
                <text:p>0.0004838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8552">
                <text:p>0.0004855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872">
                <text:p>0.000487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8888">
                <text:p>0.0004888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9056">
                <text:p>0.0004905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9224">
                <text:p>0.0004922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9392">
                <text:p>0.0004939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50064">
                <text:p>0.00050064</text:p>
              </table:table-cell>
              <table:table-cell office:value-type="float" office:value="0">
                <text:p>0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50232">
                <text:p>0.0005023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04">
                <text:p>0.00050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0568">
                <text:p>0.0005056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0736">
                <text:p>0.0005073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0904">
                <text:p>0.0005090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51072">
                <text:p>0.0005107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124">
                <text:p>0.000512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51408">
                <text:p>0.0005140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1576">
                <text:p>0.0005157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1744">
                <text:p>0.0005174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1912">
                <text:p>0.0005191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5208">
                <text:p>0.000520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2248">
                <text:p>0.0005224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2416">
                <text:p>0.000524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2584">
                <text:p>0.0005258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52752">
                <text:p>0.000527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5292">
                <text:p>0.00052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53088">
                <text:p>0.0005308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53256">
                <text:p>0.0005325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3424">
                <text:p>0.0005342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53592">
                <text:p>0.00053592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376">
                <text:p>0.00053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53928">
                <text:p>0.0005392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4096">
                <text:p>0.0005409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264">
                <text:p>0.0005426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4432">
                <text:p>0.0005443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546">
                <text:p>0.00054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4768">
                <text:p>0.000547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4936">
                <text:p>0.0005493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5104">
                <text:p>0.0005510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5272">
                <text:p>0.0005527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544">
                <text:p>0.000554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5608">
                <text:p>0.0005560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55776">
                <text:p>0.000557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5944">
                <text:p>0.0005594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6112">
                <text:p>0.0005611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628">
                <text:p>0.000562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6448">
                <text:p>0.0005644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56616">
                <text:p>0.0005661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6784">
                <text:p>0.0005678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6952">
                <text:p>0.0005695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712">
                <text:p>0.000571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7288">
                <text:p>0.0005728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7456">
                <text:p>0.000574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57624">
                <text:p>0.000576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57792">
                <text:p>0.000577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5796">
                <text:p>0.000579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58128">
                <text:p>0.0005812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58296">
                <text:p>0.0005829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58464">
                <text:p>0.0005846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8632">
                <text:p>0.0005863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88">
                <text:p>0.0005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8968">
                <text:p>0.000589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9136">
                <text:p>0.0005913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9304">
                <text:p>0.0005930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59472">
                <text:p>0.0005947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9808">
                <text:p>0.0005980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9976">
                <text:p>0.000599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0144">
                <text:p>0.0006014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60312">
                <text:p>0.0006031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6048">
                <text:p>0.0006048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60648">
                <text:p>0.0006064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60816">
                <text:p>0.0006081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60984">
                <text:p>0.0006098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61152">
                <text:p>0.0006115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132">
                <text:p>0.000613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61488">
                <text:p>0.0006148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61656">
                <text:p>0.0006165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61824">
                <text:p>0.000618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61992">
                <text:p>0.0006199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6216">
                <text:p>0.00062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62328">
                <text:p>0.0006232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62496">
                <text:p>0.0006249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62664">
                <text:p>0.0006266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62832">
                <text:p>0.0006283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63">
                <text:p>0.00063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63168">
                <text:p>0.0006316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63336">
                <text:p>0.0006333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63504">
                <text:p>0.0006350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63672">
                <text:p>0.0006367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384">
                <text:p>0.000638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4008">
                <text:p>0.0006400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64176">
                <text:p>0.0006417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4344">
                <text:p>0.00064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64512">
                <text:p>0.0006451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468">
                <text:p>0.0006468</text:p>
              </table:table-cell>
              <table:table-cell office:value-type="float" office:value="0">
                <text:p>0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64848">
                <text:p>0.0006484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5016">
                <text:p>0.00065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65184">
                <text:p>0.0006518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5352">
                <text:p>0.0006535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6552">
                <text:p>0.000655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5688">
                <text:p>0.0006568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65856">
                <text:p>0.0006585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024">
                <text:p>0.0006602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66192">
                <text:p>0.0006619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6636">
                <text:p>0.000663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66528">
                <text:p>0.000665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66696">
                <text:p>0.0006669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66864">
                <text:p>0.0006686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67032">
                <text:p>0.0006703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72">
                <text:p>0.0006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7368">
                <text:p>0.0006736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67536">
                <text:p>0.0006753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7704">
                <text:p>0.000677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67872">
                <text:p>0.0006787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804">
                <text:p>0.00068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8208">
                <text:p>0.0006820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8376">
                <text:p>0.0006837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8544">
                <text:p>0.0006854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8712">
                <text:p>0.0006871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888">
                <text:p>0.000688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9048">
                <text:p>0.0006904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9216">
                <text:p>0.0006921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9384">
                <text:p>0.0006938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9552">
                <text:p>0.000695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17688442">
                <text:p>0.0176884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9888">
                <text:p>0.000698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70056">
                <text:p>0.0007005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70224">
                <text:p>0.0007022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70392">
                <text:p>0.0007039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7056">
                <text:p>0.000705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70728">
                <text:p>0.0007072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70896">
                <text:p>0.0007089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71064">
                <text:p>0.0007106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71232">
                <text:p>0.000712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714">
                <text:p>0.00071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71568">
                <text:p>0.0007156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71736">
                <text:p>0.0007173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71904">
                <text:p>0.0007190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72072">
                <text:p>0.0007207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7224">
                <text:p>0.000722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72408">
                <text:p>0.0007240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72576">
                <text:p>0.0007257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72744">
                <text:p>0.0007274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72912">
                <text:p>0.0007291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7308">
                <text:p>0.000730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73248">
                <text:p>0.0007324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73416">
                <text:p>0.0007341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73584">
                <text:p>0.0007358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73752">
                <text:p>0.0007375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7392">
                <text:p>0.000739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74088">
                <text:p>0.0007408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74256">
                <text:p>0.0007425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74424">
                <text:p>0.0007442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74592">
                <text:p>0.0007459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74928">
                <text:p>0.0007492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75096">
                <text:p>0.0007509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75264">
                <text:p>0.0007526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75432">
                <text:p>0.0007543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756">
                <text:p>0.000756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75768">
                <text:p>0.0007576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75936">
                <text:p>0.0007593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76104">
                <text:p>0.0007610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76272">
                <text:p>0.0007627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7644">
                <text:p>0.000764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76608">
                <text:p>0.0007660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76776">
                <text:p>0.0007677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76944">
                <text:p>0.0007694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77112">
                <text:p>0.0007711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7728">
                <text:p>0.000772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7448">
                <text:p>0.0007744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7616">
                <text:p>0.000776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77784">
                <text:p>0.000777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77952">
                <text:p>0.0007795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812">
                <text:p>0.000781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78288">
                <text:p>0.0007828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78456">
                <text:p>0.0007845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78624">
                <text:p>0.0007862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78792">
                <text:p>0.0007879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7896">
                <text:p>0.000789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9128">
                <text:p>0.0007912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9296">
                <text:p>0.0007929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79464">
                <text:p>0.0007946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79632">
                <text:p>0.0007963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98">
                <text:p>0.00079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9968">
                <text:p>0.0007996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80136">
                <text:p>0.0008013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80304">
                <text:p>0.0008030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80472">
                <text:p>0.0008047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8064">
                <text:p>0.000806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80808">
                <text:p>0.0008080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80976">
                <text:p>0.0008097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81144">
                <text:p>0.0008114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81312">
                <text:p>0.0008131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8148">
                <text:p>0.000814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81648">
                <text:p>0.0008164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81816">
                <text:p>0.0008181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81984">
                <text:p>0.000819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82152">
                <text:p>0.0008215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8232">
                <text:p>0.000823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82488">
                <text:p>0.0008248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82656">
                <text:p>0.0008265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82824">
                <text:p>0.0008282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82992">
                <text:p>0.0008299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8316">
                <text:p>0.000831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0904523">
                <text:p>0.0209045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83328">
                <text:p>0.0008332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83496">
                <text:p>0.0008349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83664">
                <text:p>0.0008366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83832">
                <text:p>0.0008383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84">
                <text:p>0.0008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84168">
                <text:p>0.00084168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84336">
                <text:p>0.0008433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84504">
                <text:p>0.00084504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84672">
                <text:p>0.00084672</text:p>
              </table:table-cell>
              <table:table-cell office:value-type="float" office:value="0">
                <text:p>0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5008">
                <text:p>0.00085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85176">
                <text:p>0.0008517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85344">
                <text:p>0.0008534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85512">
                <text:p>0.0008551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8568">
                <text:p>0.000856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85848">
                <text:p>0.0008584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86016">
                <text:p>0.0008601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6184">
                <text:p>0.0008618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86352">
                <text:p>0.0008635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8652">
                <text:p>0.000865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6688">
                <text:p>0.0008668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86856">
                <text:p>0.0008685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87024">
                <text:p>0.000870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87192">
                <text:p>0.0008719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8736">
                <text:p>0.000873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7528">
                <text:p>0.00087528</text:p>
              </table:table-cell>
              <table:table-cell office:value-type="float" office:value="-2.89447236">
                <text:p>-2.89447236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87696">
                <text:p>0.000876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87864">
                <text:p>0.0008786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8032">
                <text:p>0.0008803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882">
                <text:p>0.00088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88368">
                <text:p>0.0008836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88536">
                <text:p>0.0008853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88704">
                <text:p>0.00088704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88872">
                <text:p>0.0008887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8904">
                <text:p>0.000890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89208">
                <text:p>0.0008920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89376">
                <text:p>0.0008937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89544">
                <text:p>0.0008954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89712">
                <text:p>0.00089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90048">
                <text:p>0.0009004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90216">
                <text:p>0.0009021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90384">
                <text:p>0.0009038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90552">
                <text:p>0.0009055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9072">
                <text:p>0.000907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90888">
                <text:p>0.0009088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91056">
                <text:p>0.0009105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91224">
                <text:p>0.0009122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91392">
                <text:p>0.0009139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9156">
                <text:p>0.000915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91728">
                <text:p>0.0009172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1896">
                <text:p>0.000918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92064">
                <text:p>0.0009206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92232">
                <text:p>0.0009223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924">
                <text:p>0.00092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92568">
                <text:p>0.000925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92736">
                <text:p>0.0009273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92904">
                <text:p>0.0009290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93072">
                <text:p>0.0009307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9324">
                <text:p>0.000932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93408">
                <text:p>0.0009340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93576">
                <text:p>0.0009357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93744">
                <text:p>0.0009374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93912">
                <text:p>0.0009391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9408">
                <text:p>0.000940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94248">
                <text:p>0.0009424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94416">
                <text:p>0.0009441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94584">
                <text:p>0.0009458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94752">
                <text:p>0.0009475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95088">
                <text:p>0.0009508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95256">
                <text:p>0.0009525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95424">
                <text:p>0.0009542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95592">
                <text:p>0.0009559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9576">
                <text:p>0.000957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95928">
                <text:p>0.0009592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96096">
                <text:p>0.0009609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96264">
                <text:p>0.0009626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3869347">
                <text:p>-0.0538693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96432">
                <text:p>0.0009643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966">
                <text:p>0.00096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96768">
                <text:p>0.000967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96936">
                <text:p>0.0009693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97104">
                <text:p>0.0009710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97272">
                <text:p>0.0009727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9744">
                <text:p>0.00097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97608">
                <text:p>0.000976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97776">
                <text:p>0.000977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97944">
                <text:p>0.0009794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98112">
                <text:p>0.0009811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9828">
                <text:p>0.000982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98448">
                <text:p>0.000984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98616">
                <text:p>0.0009861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98784">
                <text:p>0.000987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98952">
                <text:p>0.0009895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9912">
                <text:p>0.000991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99288">
                <text:p>0.0009928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99456">
                <text:p>0.00099456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99624">
                <text:p>0.0009962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99792">
                <text:p>0.0009979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00128">
                <text:p>0.00100128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00296">
                <text:p>0.00100296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00464">
                <text:p>0.0010046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0632">
                <text:p>0.0010063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008">
                <text:p>0.00100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00968">
                <text:p>0.0010096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01136">
                <text:p>0.0010113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01304">
                <text:p>0.00101304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01472">
                <text:p>0.0010147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0164">
                <text:p>0.001016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50653266">
                <text:p>0.0506532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01808">
                <text:p>0.0010180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01976">
                <text:p>0.0010197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02144">
                <text:p>0.0010214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02312">
                <text:p>0.0010231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0248">
                <text:p>0.001024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02648">
                <text:p>0.0010264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02816">
                <text:p>0.0010281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02984">
                <text:p>0.0010298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03152">
                <text:p>0.0010315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0332">
                <text:p>0.001033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03488">
                <text:p>0.0010348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03656">
                <text:p>0.00103656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03824">
                <text:p>0.0010382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03992">
                <text:p>0.00103992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0416">
                <text:p>0.001041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04328">
                <text:p>0.0010432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04496">
                <text:p>0.00104496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04664">
                <text:p>0.0010466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04832">
                <text:p>0.0010483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05">
                <text:p>0.00105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05168">
                <text:p>0.0010516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05336">
                <text:p>0.0010533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05504">
                <text:p>0.0010550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05672">
                <text:p>0.0010567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0584">
                <text:p>0.001058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06008">
                <text:p>0.00106008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06176">
                <text:p>0.0010617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06344">
                <text:p>0.00106344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06512">
                <text:p>0.0010651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0668">
                <text:p>0.00106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06848">
                <text:p>0.0010684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07016">
                <text:p>0.001070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07184">
                <text:p>0.001071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07352">
                <text:p>0.0010735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0752">
                <text:p>0.001075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07688">
                <text:p>0.001076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07856">
                <text:p>0.0010785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08024">
                <text:p>0.0010802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08192">
                <text:p>0.00108192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0836">
                <text:p>0.001083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08528">
                <text:p>0.00108528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08696">
                <text:p>0.0010869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08864">
                <text:p>0.0010886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09032">
                <text:p>0.0010903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5628141">
                <text:p>0.0056281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092">
                <text:p>0.00109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09368">
                <text:p>0.0010936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4472362">
                <text:p>0.01447236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09536">
                <text:p>0.0010953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09704">
                <text:p>0.0010970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09872">
                <text:p>0.00109872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1004">
                <text:p>0.0011004</text:p>
              </table:table-cell>
              <table:table-cell office:value-type="float" office:value="0">
                <text:p>0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10208">
                <text:p>0.0011020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10376">
                <text:p>0.0011037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10544">
                <text:p>0.00110544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10712">
                <text:p>0.0011071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1088">
                <text:p>0.001108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11048">
                <text:p>0.0011104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11216">
                <text:p>0.0011121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11384">
                <text:p>0.0011138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51457286">
                <text:p>0.0514572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11552">
                <text:p>0.0011155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1172">
                <text:p>0.001117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11888">
                <text:p>0.001118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12056">
                <text:p>0.0011205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12224">
                <text:p>0.0011222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12392">
                <text:p>0.0011239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1256">
                <text:p>0.001125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12728">
                <text:p>0.0011272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12896">
                <text:p>0.001128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13064">
                <text:p>0.0011306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13232">
                <text:p>0.0011323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134">
                <text:p>0.00113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13568">
                <text:p>0.0011356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113736">
                <text:p>0.0011373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113904">
                <text:p>0.00113904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14072">
                <text:p>0.00114072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11424">
                <text:p>0.001142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14408">
                <text:p>0.0011440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114576">
                <text:p>0.00114576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14744">
                <text:p>0.00114744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114912">
                <text:p>0.0011491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11508">
                <text:p>0.001150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115248">
                <text:p>0.00115248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115416">
                <text:p>0.0011541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115584">
                <text:p>0.0011558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115752">
                <text:p>0.0011575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11592">
                <text:p>0.001159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116088">
                <text:p>0.0011608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116256">
                <text:p>0.0011625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16424">
                <text:p>0.0011642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16592">
                <text:p>0.00116592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1676">
                <text:p>0.001167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16928">
                <text:p>0.0011692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17096">
                <text:p>0.001170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17264">
                <text:p>0.0011726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17432">
                <text:p>0.0011743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1176">
                <text:p>0.0011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17768">
                <text:p>0.0011776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117936">
                <text:p>0.0011793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118104">
                <text:p>0.0011810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118272">
                <text:p>0.0011827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9296482">
                <text:p>-0.0192964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1844">
                <text:p>0.001184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118608">
                <text:p>0.0011860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118776">
                <text:p>0.0011877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18944">
                <text:p>0.00118944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19112">
                <text:p>0.00119112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1928">
                <text:p>0.001192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19448">
                <text:p>0.00119448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119616">
                <text:p>0.0011961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0.022512563">
                <text:p>0.0225125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19784">
                <text:p>0.00119784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119952">
                <text:p>0.00119952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2012">
                <text:p>0.001201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20288">
                <text:p>0.0012028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20456">
                <text:p>0.00120456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120624">
                <text:p>0.0012062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120792">
                <text:p>0.00120792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2096">
                <text:p>0.001209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21128">
                <text:p>0.0012112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21296">
                <text:p>0.0012129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21464">
                <text:p>0.0012146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21632">
                <text:p>0.0012163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218">
                <text:p>0.00121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21968">
                <text:p>0.0012196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22136">
                <text:p>0.0012213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22304">
                <text:p>0.0012230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22472">
                <text:p>0.0012247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6984925">
                <text:p>0.0369849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2264">
                <text:p>0.001226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22808">
                <text:p>0.0012280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122976">
                <text:p>0.0012297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123144">
                <text:p>0.0012314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23312">
                <text:p>0.0012331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2348">
                <text:p>0.0012348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23648">
                <text:p>0.00123648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23816">
                <text:p>0.00123816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160804">
                <text:p>0.001608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23984">
                <text:p>0.0012398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24152">
                <text:p>0.00124152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2432">
                <text:p>0.001243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24488">
                <text:p>0.0012448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124656">
                <text:p>0.0012465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124824">
                <text:p>0.0012482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24992">
                <text:p>0.00124992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2516">
                <text:p>0.0012516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125328">
                <text:p>0.00125328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125496">
                <text:p>0.0012549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25664">
                <text:p>0.00125664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25832">
                <text:p>0.00125832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26">
                <text:p>0.0012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126168">
                <text:p>0.0012616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26336">
                <text:p>0.0012633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26504">
                <text:p>0.0012650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126672">
                <text:p>0.0012667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12684">
                <text:p>0.001268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27008">
                <text:p>0.001270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27176">
                <text:p>0.0012717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27344">
                <text:p>0.0012734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27512">
                <text:p>0.00127512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12768">
                <text:p>0.001276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27848">
                <text:p>0.00127848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128016">
                <text:p>0.0012801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28184">
                <text:p>0.00128184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28352">
                <text:p>0.0012835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12852">
                <text:p>0.001285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8688">
                <text:p>0.0012868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8856">
                <text:p>0.00128856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0160804">
                <text:p>-0.001608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29024">
                <text:p>0.00129024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129192">
                <text:p>0.00129192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12936">
                <text:p>0.001293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129528">
                <text:p>0.00129528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29696">
                <text:p>0.00129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9864">
                <text:p>0.0012986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30032">
                <text:p>0.00130032</text:p>
              </table:table-cell>
              <table:table-cell office:value-type="float" office:value="0">
                <text:p>0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302">
                <text:p>0.00130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30368">
                <text:p>0.001303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130536">
                <text:p>0.00130536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30704">
                <text:p>0.00130704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130872">
                <text:p>0.00130872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3104">
                <text:p>0.00131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131208">
                <text:p>0.00131208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131376">
                <text:p>0.0013137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31544">
                <text:p>0.0013154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31712">
                <text:p>0.0013171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13188">
                <text:p>0.00131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32048">
                <text:p>0.0013204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32216">
                <text:p>0.001322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32384">
                <text:p>0.0013238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32552">
                <text:p>0.001325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3272">
                <text:p>0.001327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132888">
                <text:p>0.0013288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133056">
                <text:p>0.0013305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33224">
                <text:p>0.00133224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133392">
                <text:p>0.00133392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13356">
                <text:p>0.0013356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133728">
                <text:p>0.00133728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133896">
                <text:p>0.0013389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134064">
                <text:p>0.00134064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134232">
                <text:p>0.0013423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1344">
                <text:p>0.001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134568">
                <text:p>0.00134568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2512563">
                <text:p>-0.0225125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34736">
                <text:p>0.00134736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134904">
                <text:p>0.00134904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135072">
                <text:p>0.00135072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13524">
                <text:p>0.001352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135408">
                <text:p>0.00135408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135576">
                <text:p>0.0013557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135744">
                <text:p>0.0013574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135912">
                <text:p>0.0013591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13608">
                <text:p>0.001360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136248">
                <text:p>0.00136248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3065327">
                <text:p>-0.0530653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136416">
                <text:p>0.00136416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136584">
                <text:p>0.0013658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136752">
                <text:p>0.0013675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13692">
                <text:p>0.001369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137088">
                <text:p>0.001370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137256">
                <text:p>0.0013725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137424">
                <text:p>0.00137424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137592">
                <text:p>0.001375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13776">
                <text:p>0.00137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137928">
                <text:p>0.001379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138096">
                <text:p>0.0013809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138264">
                <text:p>0.001382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138432">
                <text:p>0.0013843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5276382">
                <text:p>-0.0152763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1386">
                <text:p>0.00138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09648241">
                <text:p>-0.0096482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138768">
                <text:p>0.00138768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138936">
                <text:p>0.0013893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139104">
                <text:p>0.00139104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139272">
                <text:p>0.0013927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12060301">
                <text:p>0.0120603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13944">
                <text:p>0.001394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39608">
                <text:p>0.00139608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139776">
                <text:p>0.0013977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139944">
                <text:p>0.00139944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140112">
                <text:p>0.00140112</text:p>
              </table:table-cell>
              <table:table-cell office:value-type="float" office:value="0.16080402">
                <text:p>0.16080402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14028">
                <text:p>0.0014028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40448">
                <text:p>0.00140448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40616">
                <text:p>0.0014061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140784">
                <text:p>0.00140784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140952">
                <text:p>0.0014095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14112">
                <text:p>0.00141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141288">
                <text:p>0.0014128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141456">
                <text:p>0.0014145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41624">
                <text:p>0.0014162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141792">
                <text:p>0.001417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14196">
                <text:p>0.00141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42128">
                <text:p>0.0014212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42296">
                <text:p>0.0014229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142464">
                <text:p>0.0014246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142632">
                <text:p>0.0014263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428">
                <text:p>0.001428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1356784">
                <text:p>0.0313567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142968">
                <text:p>0.0014296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43136">
                <text:p>0.0014313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43304">
                <text:p>0.0014330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43472">
                <text:p>0.0014347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1256281">
                <text:p>0.0112562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4364">
                <text:p>0.001436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143808">
                <text:p>0.0014380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143976">
                <text:p>0.0014397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4020101">
                <text:p>-0.0040201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144144">
                <text:p>0.00144144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144312">
                <text:p>0.0014431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14472362">
                <text:p>-0.0144723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14448">
                <text:p>0.0014448</text:p>
              </table:table-cell>
              <table:table-cell office:value-type="float" office:value="0.32160804">
                <text:p>0.32160804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144648">
                <text:p>0.00144648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144816">
                <text:p>0.0014481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144984">
                <text:p>0.00144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145152">
                <text:p>0.0014515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14532">
                <text:p>0.001453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145488">
                <text:p>0.0014548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45656">
                <text:p>0.0014565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145824">
                <text:p>0.00145824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145992">
                <text:p>0.00145992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14616">
                <text:p>0.0014616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146328">
                <text:p>0.0014632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146496">
                <text:p>0.0014649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146664">
                <text:p>0.00146664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146832">
                <text:p>0.0014683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147">
                <text:p>0.00147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147168">
                <text:p>0.0014716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5025126">
                <text:p>-0.0450251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147336">
                <text:p>0.0014733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147504">
                <text:p>0.0014750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47672">
                <text:p>0.001476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6180904">
                <text:p>-0.0361809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14784">
                <text:p>0.001478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48008">
                <text:p>0.0014800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148176">
                <text:p>0.0014817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148344">
                <text:p>0.0014834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148512">
                <text:p>0.0014851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14868">
                <text:p>0.0014868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148848">
                <text:p>0.00148848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149016">
                <text:p>0.0014901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149184">
                <text:p>0.00149184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149352">
                <text:p>0.00149352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149688">
                <text:p>0.00149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49856">
                <text:p>0.00149856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150024">
                <text:p>0.0015002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150192">
                <text:p>0.00150192</text:p>
              </table:table-cell>
              <table:table-cell office:value-type="float" office:value="0.32160804">
                <text:p>0.32160804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15036">
                <text:p>0.00150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150528">
                <text:p>0.0015052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150696">
                <text:p>0.0015069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150864">
                <text:p>0.00150864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151032">
                <text:p>0.0015103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1512">
                <text:p>0.00151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151368">
                <text:p>0.0015136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51536">
                <text:p>0.0015153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151704">
                <text:p>0.0015170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151872">
                <text:p>0.001518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5204">
                <text:p>0.00152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52208">
                <text:p>0.0015220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152376">
                <text:p>0.0015237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152544">
                <text:p>0.0015254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152712">
                <text:p>0.001527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2964824">
                <text:p>0.0329648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15288">
                <text:p>0.001528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53048">
                <text:p>0.0015304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53216">
                <text:p>0.00153216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53384">
                <text:p>0.0015338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53552">
                <text:p>0.0015355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15372">
                <text:p>0.001537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153888">
                <text:p>0.0015388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154056">
                <text:p>0.00154056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154224">
                <text:p>0.00154224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154392">
                <text:p>0.00154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5456">
                <text:p>0.001545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54728">
                <text:p>0.0015472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4924623">
                <text:p>-0.0249246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154896">
                <text:p>0.00154896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-0.031356784">
                <text:p>-0.0313567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155064">
                <text:p>0.00155064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33768844">
                <text:p>-0.0337688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55232">
                <text:p>0.0015523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1554">
                <text:p>0.00155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155568">
                <text:p>0.0015556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155736">
                <text:p>0.00155736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155904">
                <text:p>0.0015590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156072">
                <text:p>0.00156072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15624">
                <text:p>0.001562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156408">
                <text:p>0.0015640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156576">
                <text:p>0.0015657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156744">
                <text:p>0.0015674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156912">
                <text:p>0.0015691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5708">
                <text:p>0.00157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157248">
                <text:p>0.0015724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157416">
                <text:p>0.00157416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57584">
                <text:p>0.001575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8592965">
                <text:p>-0.03859296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157752">
                <text:p>0.0015775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15792">
                <text:p>0.001579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158088">
                <text:p>0.0015808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158256">
                <text:p>0.0015825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158424">
                <text:p>0.0015842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158592">
                <text:p>0.0015859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15876">
                <text:p>0.0015876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158928">
                <text:p>0.0015892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159096">
                <text:p>0.00159096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159264">
                <text:p>0.00159264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59432">
                <text:p>0.00159432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1596">
                <text:p>0.00159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159768">
                <text:p>0.0015976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159936">
                <text:p>0.00159936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8944724">
                <text:p>0.0289447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160104">
                <text:p>0.00160104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160272">
                <text:p>0.0016027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16044">
                <text:p>0.001604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160608">
                <text:p>0.0016060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160776">
                <text:p>0.0016077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160944">
                <text:p>0.00160944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161112">
                <text:p>0.0016111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16128">
                <text:p>0.001612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161448">
                <text:p>0.0016144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161616">
                <text:p>0.00161616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161784">
                <text:p>0.0016178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161952">
                <text:p>0.0016195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16212">
                <text:p>0.00162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162288">
                <text:p>0.0016228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1005025">
                <text:p>0.0410050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162456">
                <text:p>0.0016245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162624">
                <text:p>0.00162624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162792">
                <text:p>0.0016279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16296">
                <text:p>0.001629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6532663">
                <text:p>0.0265326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163128">
                <text:p>0.0016312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3316583">
                <text:p>0.0233165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163296">
                <text:p>0.00163296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163464">
                <text:p>0.00163464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163632">
                <text:p>0.0016363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6432161">
                <text:p>0.0064321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1638">
                <text:p>0.001638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163968">
                <text:p>0.0016396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321608">
                <text:p>-0.003216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164136">
                <text:p>0.0016413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164304">
                <text:p>0.00164304</text:p>
              </table:table-cell>
              <table:table-cell office:value-type="float" office:value="0.64321608">
                <text:p>0.64321608</text:p>
              </table:table-cell>
              <table:table-cell office:value-type="float" office:value="-0.012864322">
                <text:p>-0.0128643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164472">
                <text:p>0.00164472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16464">
                <text:p>0.0016464</text:p>
              </table:table-cell>
              <table:table-cell office:value-type="float" office:value="0.16080402">
                <text:p>0.16080402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164808">
                <text:p>0.0016480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164976">
                <text:p>0.0016497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165144">
                <text:p>0.00165144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165312">
                <text:p>0.00165312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16548">
                <text:p>0.0016548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165648">
                <text:p>0.00165648</text:p>
              </table:table-cell>
              <table:table-cell office:value-type="float" office:value="-1.44723618">
                <text:p>-1.44723618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165816">
                <text:p>0.00165816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165984">
                <text:p>0.0016598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166152">
                <text:p>0.00166152</text:p>
              </table:table-cell>
              <table:table-cell office:value-type="float" office:value="-2.09045226">
                <text:p>-2.09045226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16632">
                <text:p>0.001663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166488">
                <text:p>0.0016648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166656">
                <text:p>0.00166656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166824">
                <text:p>0.0016682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166992">
                <text:p>0.0016699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16716">
                <text:p>0.001671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167328">
                <text:p>0.0016732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167496">
                <text:p>0.0016749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167664">
                <text:p>0.001676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67832">
                <text:p>0.00167832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168">
                <text:p>0.0016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168168">
                <text:p>0.0016816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168336">
                <text:p>0.0016833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20100502">
                <text:p>-0.0201005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168504">
                <text:p>0.0016850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168672">
                <text:p>0.0016867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16884">
                <text:p>0.0016884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169008">
                <text:p>0.0016900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169176">
                <text:p>0.0016917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169344">
                <text:p>0.0016934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169512">
                <text:p>0.00169512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16968">
                <text:p>0.001696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169848">
                <text:p>0.00169848</text:p>
              </table:table-cell>
              <table:table-cell office:value-type="float" office:value="-0.32160804">
                <text:p>-0.32160804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170016">
                <text:p>0.00170016</text:p>
              </table:table-cell>
              <table:table-cell office:value-type="float" office:value="0">
                <text:p>0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170184">
                <text:p>0.0017018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5376884">
                <text:p>0.03537688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170352">
                <text:p>0.00170352</text:p>
              </table:table-cell>
              <table:table-cell office:value-type="float" office:value="0.56281407">
                <text:p>0.56281407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7052">
                <text:p>0.0017052</text:p>
              </table:table-cell>
              <table:table-cell office:value-type="float" office:value="0.8040201">
                <text:p>0.804020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170688">
                <text:p>0.0017068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170856">
                <text:p>0.00170856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71024">
                <text:p>0.001710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71192">
                <text:p>0.00171192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7136">
                <text:p>0.001713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171528">
                <text:p>0.0017152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171696">
                <text:p>0.0017169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71864">
                <text:p>0.0017186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172032">
                <text:p>0.0017203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1722">
                <text:p>0.001722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172368">
                <text:p>0.0017236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172536">
                <text:p>0.0017253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172704">
                <text:p>0.0017270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172872">
                <text:p>0.00172872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17304">
                <text:p>0.0017304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924623">
                <text:p>0.0249246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173208">
                <text:p>0.00173208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8492462">
                <text:p>0.0184924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173376">
                <text:p>0.00173376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3668342">
                <text:p>0.01366834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173544">
                <text:p>0.0017354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08844221">
                <text:p>0.0088442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173712">
                <text:p>0.00173712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17388">
                <text:p>0.001738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-0.00080402">
                <text:p>-0.000804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174048">
                <text:p>0.00174048</text:p>
              </table:table-cell>
              <table:table-cell office:value-type="float" office:value="0.96482412">
                <text:p>0.96482412</text:p>
              </table:table-cell>
              <table:table-cell office:value-type="float" office:value="-0.006432161">
                <text:p>-0.00643216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174216">
                <text:p>0.00174216</text:p>
              </table:table-cell>
              <table:table-cell office:value-type="float" office:value="0.8040201">
                <text:p>0.8040201</text:p>
              </table:table-cell>
              <table:table-cell office:value-type="float" office:value="-0.012060301">
                <text:p>-0.01206030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174384">
                <text:p>0.00174384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174552">
                <text:p>0.00174552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17472">
                <text:p>0.0017472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7336683">
                <text:p>-0.02733668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174888">
                <text:p>0.001748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29748744">
                <text:p>-0.0297487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175056">
                <text:p>0.00175056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175224">
                <text:p>0.0017522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175392">
                <text:p>0.0017539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17556">
                <text:p>0.0017556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175728">
                <text:p>0.00175728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175896">
                <text:p>0.00175896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176064">
                <text:p>0.001760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176232">
                <text:p>0.00176232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1764">
                <text:p>0.00176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176568">
                <text:p>0.0017656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176736">
                <text:p>0.00176736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176904">
                <text:p>0.0017690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177072">
                <text:p>0.0017707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17724">
                <text:p>0.001772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177408">
                <text:p>0.0017740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177576">
                <text:p>0.0017757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9396985">
                <text:p>-0.03939698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177744">
                <text:p>0.0017774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177912">
                <text:p>0.0017791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17808">
                <text:p>0.001780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178248">
                <text:p>0.0017824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178416">
                <text:p>0.00178416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7688442">
                <text:p>-0.01768844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178584">
                <text:p>0.0017858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178752">
                <text:p>0.00178752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5628141">
                <text:p>-0.0056281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17892">
                <text:p>0.001789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179088">
                <text:p>0.0017908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4824121">
                <text:p>0.00482412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179256">
                <text:p>0.00179256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179424">
                <text:p>0.00179424</text:p>
              </table:table-cell>
              <table:table-cell office:value-type="float" office:value="-0.88442211">
                <text:p>-0.88442211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179592">
                <text:p>0.00179592</text:p>
              </table:table-cell>
              <table:table-cell office:value-type="float" office:value="-0.72361809">
                <text:p>-0.72361809</text:p>
              </table:table-cell>
              <table:table-cell office:value-type="float" office:value="0.020100502">
                <text:p>0.02010050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179928">
                <text:p>0.00179928</text:p>
              </table:table-cell>
              <table:table-cell office:value-type="float" office:value="-0.16080402">
                <text:p>-0.16080402</text:p>
              </table:table-cell>
              <table:table-cell office:value-type="float" office:value="0.027336683">
                <text:p>0.02733668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180096">
                <text:p>0.00180096</text:p>
              </table:table-cell>
              <table:table-cell office:value-type="float" office:value="0.08040201">
                <text:p>0.08040201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180264">
                <text:p>0.0018026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180432">
                <text:p>0.00180432</text:p>
              </table:table-cell>
              <table:table-cell office:value-type="float" office:value="0.64321608">
                <text:p>0.64321608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806">
                <text:p>0.001806</text:p>
              </table:table-cell>
              <table:table-cell office:value-type="float" office:value="0.88442211">
                <text:p>0.88442211</text:p>
              </table:table-cell>
              <table:table-cell office:value-type="float" office:value="0.041809045">
                <text:p>0.04180904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180768">
                <text:p>0.00180768</text:p>
              </table:table-cell>
              <table:table-cell office:value-type="float" office:value="1.12562814">
                <text:p>1.12562814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180936">
                <text:p>0.00180936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181104">
                <text:p>0.0018110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181272">
                <text:p>0.00181272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18144">
                <text:p>0.0018144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181608">
                <text:p>0.00181608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181776">
                <text:p>0.00181776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181944">
                <text:p>0.0018194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182112">
                <text:p>0.0018211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18228">
                <text:p>0.001822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182448">
                <text:p>0.00182448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7788945">
                <text:p>0.03778894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182616">
                <text:p>0.0018261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3768844">
                <text:p>0.03376884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182784">
                <text:p>0.0018278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29748744">
                <text:p>0.02974874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182952">
                <text:p>0.0018295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5728643">
                <text:p>0.0257286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18312">
                <text:p>0.0018312</text:p>
              </table:table-cell>
              <table:table-cell office:value-type="float" office:value="2.01005025">
                <text:p>2.01005025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183288">
                <text:p>0.00183288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183456">
                <text:p>0.0018345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183624">
                <text:p>0.00183624</text:p>
              </table:table-cell>
              <table:table-cell office:value-type="float" office:value="1.52763819">
                <text:p>1.52763819</text:p>
              </table:table-cell>
              <table:table-cell office:value-type="float" office:value="0.007236181">
                <text:p>0.0072361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183792">
                <text:p>0.00183792</text:p>
              </table:table-cell>
              <table:table-cell office:value-type="float" office:value="1.36683417">
                <text:p>1.36683417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18396">
                <text:p>0.0018396</text:p>
              </table:table-cell>
              <table:table-cell office:value-type="float" office:value="1.12562814">
                <text:p>1.12562814</text:p>
              </table:table-cell>
              <table:table-cell office:value-type="float" office:value="-0.004824121">
                <text:p>-0.0048241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184128">
                <text:p>0.00184128</text:p>
              </table:table-cell>
              <table:table-cell office:value-type="float" office:value="0.88442211">
                <text:p>0.88442211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184296">
                <text:p>0.0018429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184464">
                <text:p>0.00184464</text:p>
              </table:table-cell>
              <table:table-cell office:value-type="float" office:value="0.40201005">
                <text:p>0.40201005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184632">
                <text:p>0.00184632</text:p>
              </table:table-cell>
              <table:table-cell office:value-type="float" office:value="0.08040201">
                <text:p>0.08040201</text:p>
              </table:table-cell>
              <table:table-cell office:value-type="float" office:value="-0.025728643">
                <text:p>-0.02572864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1848">
                <text:p>0.001848</text:p>
              </table:table-cell>
              <table:table-cell office:value-type="float" office:value="-0.08040201">
                <text:p>-0.08040201</text:p>
              </table:table-cell>
              <table:table-cell office:value-type="float" office:value="-0.028140703">
                <text:p>-0.02814070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184968">
                <text:p>0.00184968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185136">
                <text:p>0.00185136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-0.036984925">
                <text:p>-0.0369849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185304">
                <text:p>0.00185304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185472">
                <text:p>0.00185472</text:p>
              </table:table-cell>
              <table:table-cell office:value-type="float" office:value="-1.12562814">
                <text:p>-1.12562814</text:p>
              </table:table-cell>
              <table:table-cell office:value-type="float" office:value="-0.043417085">
                <text:p>-0.04341708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18564">
                <text:p>0.0018564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185808">
                <text:p>0.00185808</text:p>
              </table:table-cell>
              <table:table-cell office:value-type="float" office:value="-1.6080402">
                <text:p>-1.6080402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185976">
                <text:p>0.00185976</text:p>
              </table:table-cell>
              <table:table-cell office:value-type="float" office:value="-1.92964824">
                <text:p>-1.92964824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186144">
                <text:p>0.0018614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186312">
                <text:p>0.00186312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18648">
                <text:p>0.0018648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52261306">
                <text:p>-0.05226130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186648">
                <text:p>0.00186648</text:p>
              </table:table-cell>
              <table:table-cell office:value-type="float" office:value="-2.49246231">
                <text:p>-2.49246231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186816">
                <text:p>0.0018681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186984">
                <text:p>0.0018698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187152">
                <text:p>0.0018715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5829146">
                <text:p>-0.0458291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18732">
                <text:p>0.001873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187488">
                <text:p>0.00187488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187656">
                <text:p>0.00187656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35376884">
                <text:p>-0.03537688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87824">
                <text:p>0.00187824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187992">
                <text:p>0.0018799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8944724">
                <text:p>-0.02894472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18816">
                <text:p>0.001881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188328">
                <text:p>0.00188328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18492462">
                <text:p>-0.01849246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188496">
                <text:p>0.00188496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13668342">
                <text:p>-0.01366834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188664">
                <text:p>0.00188664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188832">
                <text:p>0.00188832</text:p>
              </table:table-cell>
              <table:table-cell office:value-type="float" office:value="-1.76884422">
                <text:p>-1.76884422</text:p>
              </table:table-cell>
              <table:table-cell office:value-type="float" office:value="-0.00241206">
                <text:p>-0.002412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189">
                <text:p>0.00189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0.00241206">
                <text:p>0.002412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189168">
                <text:p>0.00189168</text:p>
              </table:table-cell>
              <table:table-cell office:value-type="float" office:value="-1.28643216">
                <text:p>-1.2864321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189336">
                <text:p>0.00189336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0.012864322">
                <text:p>0.01286432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189504">
                <text:p>0.00189504</text:p>
              </table:table-cell>
              <table:table-cell office:value-type="float" office:value="-0.8040201">
                <text:p>-0.8040201</text:p>
              </table:table-cell>
              <table:table-cell office:value-type="float" office:value="0.016884422">
                <text:p>0.0168844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189672">
                <text:p>0.00189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1708543">
                <text:p>0.02170854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190008">
                <text:p>0.00190008</text:p>
              </table:table-cell>
              <table:table-cell office:value-type="float" office:value="0">
                <text:p>0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190176">
                <text:p>0.00190176</text:p>
              </table:table-cell>
              <table:table-cell office:value-type="float" office:value="0.24120603">
                <text:p>0.24120603</text:p>
              </table:table-cell>
              <table:table-cell office:value-type="float" office:value="0.034572864">
                <text:p>0.03457286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190344">
                <text:p>0.00190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38592965">
                <text:p>0.03859296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190512">
                <text:p>0.00190512</text:p>
              </table:table-cell>
              <table:table-cell office:value-type="float" office:value="0.72361809">
                <text:p>0.7236180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19068">
                <text:p>0.0019068</text:p>
              </table:table-cell>
              <table:table-cell office:value-type="float" office:value="1.04522613">
                <text:p>1.04522613</text:p>
              </table:table-cell>
              <table:table-cell office:value-type="float" office:value="0.043417085">
                <text:p>0.04341708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190848">
                <text:p>0.00190848</text:p>
              </table:table-cell>
              <table:table-cell office:value-type="float" office:value="1.20603015">
                <text:p>1.20603015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191016">
                <text:p>0.00191016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47437186">
                <text:p>0.0474371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191184">
                <text:p>0.00191184</text:p>
              </table:table-cell>
              <table:table-cell office:value-type="float" office:value="1.6080402">
                <text:p>1.6080402</text:p>
              </table:table-cell>
              <table:table-cell office:value-type="float" office:value="0.046633166">
                <text:p>0.04663316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191352">
                <text:p>0.00191352</text:p>
              </table:table-cell>
              <table:table-cell office:value-type="float" office:value="1.84924623">
                <text:p>1.84924623</text:p>
              </table:table-cell>
              <table:table-cell office:value-type="float" office:value="0.049849246">
                <text:p>0.04984924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19152">
                <text:p>0.001915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45025126">
                <text:p>0.04502512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191688">
                <text:p>0.00191688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49045226">
                <text:p>0.04904522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191856">
                <text:p>0.00191856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45829146">
                <text:p>0.04582914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192024">
                <text:p>0.00192024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4221105">
                <text:p>0.0442211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192192">
                <text:p>0.00192192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42613065">
                <text:p>0.04261306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19236">
                <text:p>0.0019236</text:p>
              </table:table-cell>
              <table:table-cell office:value-type="float" office:value="2.33165829">
                <text:p>2.33165829</text:p>
              </table:table-cell>
              <table:table-cell office:value-type="float" office:value="0.039396985">
                <text:p>0.03939698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192528">
                <text:p>0.00192528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6180904">
                <text:p>0.03618090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192696">
                <text:p>0.00192696</text:p>
              </table:table-cell>
              <table:table-cell office:value-type="float" office:value="2.25125628">
                <text:p>2.25125628</text:p>
              </table:table-cell>
              <table:table-cell office:value-type="float" office:value="0.030552764">
                <text:p>0.03055276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192864">
                <text:p>0.00192864</text:p>
              </table:table-cell>
              <table:table-cell office:value-type="float" office:value="2.17085427">
                <text:p>2.17085427</text:p>
              </table:table-cell>
              <table:table-cell office:value-type="float" office:value="0.028140703">
                <text:p>0.0281407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193032">
                <text:p>0.00193032</text:p>
              </table:table-cell>
              <table:table-cell office:value-type="float" office:value="2.09045226">
                <text:p>2.0904522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1932">
                <text:p>0.001932</text:p>
              </table:table-cell>
              <table:table-cell office:value-type="float" office:value="1.92964824">
                <text:p>1.92964824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193368">
                <text:p>0.00193368</text:p>
              </table:table-cell>
              <table:table-cell office:value-type="float" office:value="1.76884422">
                <text:p>1.7688442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193536">
                <text:p>0.00193536</text:p>
              </table:table-cell>
              <table:table-cell office:value-type="float" office:value="1.68844221">
                <text:p>1.68844221</text:p>
              </table:table-cell>
              <table:table-cell office:value-type="float" office:value="0.010452261">
                <text:p>0.01045226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193704">
                <text:p>0.00193704</text:p>
              </table:table-cell>
              <table:table-cell office:value-type="float" office:value="1.44723618">
                <text:p>1.44723618</text:p>
              </table:table-cell>
              <table:table-cell office:value-type="float" office:value="0.004020101">
                <text:p>0.0040201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193872">
                <text:p>0.00193872</text:p>
              </table:table-cell>
              <table:table-cell office:value-type="float" office:value="1.28643216">
                <text:p>1.2864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19404">
                <text:p>0.0019404</text:p>
              </table:table-cell>
              <table:table-cell office:value-type="float" office:value="1.04522613">
                <text:p>1.04522613</text:p>
              </table:table-cell>
              <table:table-cell office:value-type="float" office:value="-0.010452261">
                <text:p>-0.01045226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194208">
                <text:p>0.00194208</text:p>
              </table:table-cell>
              <table:table-cell office:value-type="float" office:value="0.72361809">
                <text:p>0.72361809</text:p>
              </table:table-cell>
              <table:table-cell office:value-type="float" office:value="-0.008844221">
                <text:p>-0.00884422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194376">
                <text:p>0.00194376</text:p>
              </table:table-cell>
              <table:table-cell office:value-type="float" office:value="0.56281407">
                <text:p>0.56281407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194544">
                <text:p>0.00194544</text:p>
              </table:table-cell>
              <table:table-cell office:value-type="float" office:value="0.24120603">
                <text:p>0.24120603</text:p>
              </table:table-cell>
              <table:table-cell office:value-type="float" office:value="-0.021708543">
                <text:p>-0.0217085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194712">
                <text:p>0.00194712</text:p>
              </table:table-cell>
              <table:table-cell office:value-type="float" office:value="0">
                <text:p>0</text:p>
              </table:table-cell>
              <table:table-cell office:value-type="float" office:value="-0.026532663">
                <text:p>-0.02653266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24120603">
                <text:p>-0.24120603</text:p>
              </table:table-cell>
              <table:table-cell office:value-type="float" office:value="-0.030552764">
                <text:p>-0.0305527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195048">
                <text:p>0.00195048</text:p>
              </table:table-cell>
              <table:table-cell office:value-type="float" office:value="-0.56281407">
                <text:p>-0.56281407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195216">
                <text:p>0.00195216</text:p>
              </table:table-cell>
              <table:table-cell office:value-type="float" office:value="-0.8040201">
                <text:p>-0.8040201</text:p>
              </table:table-cell>
              <table:table-cell office:value-type="float" office:value="-0.041809045">
                <text:p>-0.0418090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195384">
                <text:p>0.00195384</text:p>
              </table:table-cell>
              <table:table-cell office:value-type="float" office:value="-1.04522613">
                <text:p>-1.04522613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195552">
                <text:p>0.00195552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-0.044221105">
                <text:p>-0.0442211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19572">
                <text:p>0.0019572</text:p>
              </table:table-cell>
              <table:table-cell office:value-type="float" office:value="-1.52763819">
                <text:p>-1.52763819</text:p>
              </table:table-cell>
              <table:table-cell office:value-type="float" office:value="-0.046633166">
                <text:p>-0.0466331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195888">
                <text:p>0.00195888</text:p>
              </table:table-cell>
              <table:table-cell office:value-type="float" office:value="-1.68844221">
                <text:p>-1.68844221</text:p>
              </table:table-cell>
              <table:table-cell office:value-type="float" office:value="-0.049045226">
                <text:p>-0.04904522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196056">
                <text:p>0.0019605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196224">
                <text:p>0.00196224</text:p>
              </table:table-cell>
              <table:table-cell office:value-type="float" office:value="-2.17085427">
                <text:p>-2.17085427</text:p>
              </table:table-cell>
              <table:table-cell office:value-type="float" office:value="-0.053869347">
                <text:p>-0.05386934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196392">
                <text:p>0.00196392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51457286">
                <text:p>-0.05145728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19656">
                <text:p>0.0019656</text:p>
              </table:table-cell>
              <table:table-cell office:value-type="float" office:value="-2.4120603">
                <text:p>-2.412060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196728">
                <text:p>0.00196728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50653266">
                <text:p>-0.0506532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196896">
                <text:p>0.0019689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49849246">
                <text:p>-0.0498492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197064">
                <text:p>0.0019706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2613065">
                <text:p>-0.04261306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197232">
                <text:p>0.00197232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7437186">
                <text:p>-0.04743718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1974">
                <text:p>0.001974</text:p>
              </table:table-cell>
              <table:table-cell office:value-type="float" office:value="-2.73366834">
                <text:p>-2.73366834</text:p>
              </table:table-cell>
              <table:table-cell office:value-type="float" office:value="-0.041005025">
                <text:p>-0.0410050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197568">
                <text:p>0.00197568</text:p>
              </table:table-cell>
              <table:table-cell office:value-type="float" office:value="-2.81407035">
                <text:p>-2.81407035</text:p>
              </table:table-cell>
              <table:table-cell office:value-type="float" office:value="-0.037788945">
                <text:p>-0.03778894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97736">
                <text:p>0.00197736</text:p>
              </table:table-cell>
              <table:table-cell office:value-type="float" office:value="-2.65326633">
                <text:p>-2.65326633</text:p>
              </table:table-cell>
              <table:table-cell office:value-type="float" office:value="-0.034572864">
                <text:p>-0.0345728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197904">
                <text:p>0.00197904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32964824">
                <text:p>-0.0329648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198072">
                <text:p>0.00198072</text:p>
              </table:table-cell>
              <table:table-cell office:value-type="float" office:value="-2.57286432">
                <text:p>-2.57286432</text:p>
              </table:table-cell>
              <table:table-cell office:value-type="float" office:value="-0.023316583">
                <text:p>-0.02331658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19824">
                <text:p>0.0019824</text:p>
              </table:table-cell>
              <table:table-cell office:value-type="float" office:value="-2.33165829">
                <text:p>-2.33165829</text:p>
              </table:table-cell>
              <table:table-cell office:value-type="float" office:value="-0.020904523">
                <text:p>-0.0209045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198408">
                <text:p>0.00198408</text:p>
              </table:table-cell>
              <table:table-cell office:value-type="float" office:value="-2.25125628">
                <text:p>-2.25125628</text:p>
              </table:table-cell>
              <table:table-cell office:value-type="float" office:value="-0.016884422">
                <text:p>-0.01688442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198576">
                <text:p>0.00198576</text:p>
              </table:table-cell>
              <table:table-cell office:value-type="float" office:value="-2.01005025">
                <text:p>-2.01005025</text:p>
              </table:table-cell>
              <table:table-cell office:value-type="float" office:value="-0.011256281">
                <text:p>-0.01125628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198744">
                <text:p>0.00198744</text:p>
              </table:table-cell>
              <table:table-cell office:value-type="float" office:value="-1.84924623">
                <text:p>-1.84924623</text:p>
              </table:table-cell>
              <table:table-cell office:value-type="float" office:value="-0.007236181">
                <text:p>-0.00723618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198912">
                <text:p>0.00198912</text:p>
              </table:table-cell>
              <table:table-cell office:value-type="float" office:value="-1.6080402">
                <text:p>-1.6080402</text:p>
              </table:table-cell>
              <table:table-cell office:value-type="float" office:value="0.00321608">
                <text:p>0.0032160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19908">
                <text:p>0.0019908</text:p>
              </table:table-cell>
              <table:table-cell office:value-type="float" office:value="-1.36683417">
                <text:p>-1.36683417</text:p>
              </table:table-cell>
              <table:table-cell office:value-type="float" office:value="0.00080402">
                <text:p>0.0008040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199248">
                <text:p>0.00199248</text:p>
              </table:table-cell>
              <table:table-cell office:value-type="float" office:value="-1.20603015">
                <text:p>-1.20603015</text:p>
              </table:table-cell>
              <table:table-cell office:value-type="float" office:value="0.009648241">
                <text:p>0.0096482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199416">
                <text:p>0.00199416</text:p>
              </table:table-cell>
              <table:table-cell office:value-type="float" office:value="-0.96482412">
                <text:p>-0.96482412</text:p>
              </table:table-cell>
              <table:table-cell office:value-type="float" office:value="0.015276382">
                <text:p>0.01527638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199584">
                <text:p>0.00199584</text:p>
              </table:table-cell>
              <table:table-cell office:value-type="float" office:value="-0.64321608">
                <text:p>-0.64321608</text:p>
              </table:table-cell>
              <table:table-cell office:value-type="float" office:value="0.019296482">
                <text:p>0.0192964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199752">
                <text:p>0.00199752</text:p>
              </table:table-cell>
              <table:table-cell office:value-type="float" office:value="-0.40201005">
                <text:p>-0.40201005</text:p>
              </table:table-cell>
              <table:table-cell office:value-type="float" office:value="0.028140703">
                <text:p>0.02814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